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line-height="150%"/>
    </style:style>
    <style:style style:name="P2" style:family="paragraph" style:parent-style-name="Heading_20_1">
      <style:paragraph-properties fo:line-height="150%" fo:break-before="page"/>
    </style:style>
    <style:style style:name="P3" style:family="paragraph" style:parent-style-name="Heading_20_2">
      <style:paragraph-properties fo:line-height="150%"/>
    </style:style>
    <style:style style:name="P4" style:family="paragraph" style:parent-style-name="Heading_20_3">
      <style:paragraph-properties fo:line-height="150%"/>
      <style:text-properties officeooo:rsid="0019bbc0" officeooo:paragraph-rsid="0019bbc0"/>
    </style:style>
    <style:style style:name="P5" style:family="paragraph" style:parent-style-name="Heading_20_3">
      <style:paragraph-properties fo:line-height="150%"/>
    </style:style>
    <style:style style:name="P6" style:family="paragraph" style:parent-style-name="Heading_20_4">
      <style:paragraph-properties fo:line-height="150%"/>
    </style:style>
    <style:style style:name="P7" style:family="paragraph" style:parent-style-name="Preformatted_20_Text">
      <style:paragraph-properties fo:line-height="150%"/>
    </style:style>
    <style:style style:name="P8" style:family="paragraph" style:parent-style-name="Preformatted_20_Text">
      <style:paragraph-properties fo:margin-top="0cm" fo:margin-bottom="0.499cm" style:contextual-spacing="false" fo:line-height="150%" style:writing-mode="lr-tb"/>
    </style:style>
    <style:style style:name="P9" style:family="paragraph" style:parent-style-name="Preformatted_20_Text" style:list-style-name="L3">
      <style:paragraph-properties fo:line-height="150%"/>
    </style:style>
    <style:style style:name="P10" style:family="paragraph" style:parent-style-name="Preformatted_20_Text" style:list-style-name="L3">
      <style:paragraph-properties fo:margin-top="0cm" fo:margin-bottom="0.499cm" style:contextual-spacing="false" fo:line-height="150%" style:writing-mode="lr-tb"/>
    </style:style>
    <style:style style:name="P11" style:family="paragraph" style:parent-style-name="Standard">
      <style:paragraph-properties fo:line-height="150%"/>
      <style:text-properties officeooo:rsid="00187e67" officeooo:paragraph-rsid="00187e67"/>
    </style:style>
    <style:style style:name="P12" style:family="paragraph" style:parent-style-name="Standard">
      <style:paragraph-properties fo:line-height="150%"/>
      <style:text-properties officeooo:rsid="0019bbc0" officeooo:paragraph-rsid="0019bbc0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line-height="150%" fo:break-before="page"/>
    </style:style>
    <style:style style:name="P15" style:family="paragraph" style:parent-style-name="Standard">
      <style:paragraph-properties fo:line-height="150%" fo:text-align="center" style:justify-single-word="false" fo:break-before="page"/>
      <style:text-properties fo:color="#c9211e" loext:opacity="100%" fo:font-size="18pt" officeooo:rsid="00187e67" officeooo:paragraph-rsid="00187e67" fo:background-color="#ffff00" style:font-size-asian="18pt" style:font-size-complex="18pt"/>
    </style:style>
    <style:style style:name="P16" style:family="paragraph" style:parent-style-name="Text_20_body" style:list-style-name="L1">
      <style:paragraph-properties fo:margin-top="0cm" fo:margin-bottom="0cm" style:contextual-spacing="false" fo:line-height="150%"/>
    </style:style>
    <style:style style:name="P17" style:family="paragraph" style:parent-style-name="Text_20_body" style:list-style-name="L1">
      <style:paragraph-properties fo:line-height="150%"/>
    </style:style>
    <style:style style:name="P18" style:family="paragraph" style:parent-style-name="Text_20_body" style:list-style-name="L2">
      <style:paragraph-properties fo:margin-top="0cm" fo:margin-bottom="0cm" style:contextual-spacing="false" fo:line-height="150%"/>
    </style:style>
    <style:style style:name="P19" style:family="paragraph" style:parent-style-name="Text_20_body" style:list-style-name="L2">
      <style:paragraph-properties fo:line-height="150%"/>
    </style:style>
    <style:style style:name="P20" style:family="paragraph" style:parent-style-name="Text_20_body" style:list-style-name="L3">
      <style:paragraph-properties fo:margin-top="0cm" fo:margin-bottom="0cm" style:contextual-spacing="false" fo:line-height="150%"/>
    </style:style>
    <style:style style:name="P21" style:family="paragraph" style:parent-style-name="Text_20_body" style:list-style-name="L3">
      <style:paragraph-properties fo:line-height="150%"/>
    </style:style>
    <style:style style:name="P22" style:family="paragraph" style:parent-style-name="Text_20_body" style:list-style-name="L4">
      <style:paragraph-properties fo:margin-top="0cm" fo:margin-bottom="0cm" style:contextual-spacing="false" fo:line-height="150%"/>
    </style:style>
    <style:style style:name="P23" style:family="paragraph" style:parent-style-name="Text_20_body" style:list-style-name="L4">
      <style:paragraph-properties fo:line-height="150%"/>
    </style:style>
    <style:style style:name="P24" style:family="paragraph" style:parent-style-name="Text_20_body" style:list-style-name="L5">
      <style:paragraph-properties fo:margin-top="0cm" fo:margin-bottom="0cm" style:contextual-spacing="false" fo:line-height="150%"/>
    </style:style>
    <style:style style:name="P25" style:family="paragraph" style:parent-style-name="Text_20_body" style:list-style-name="L5">
      <style:paragraph-properties fo:line-height="150%"/>
    </style:style>
    <style:style style:name="P26" style:family="paragraph" style:parent-style-name="Text_20_body" style:list-style-name="L6">
      <style:paragraph-properties fo:margin-top="0cm" fo:margin-bottom="0cm" style:contextual-spacing="false" fo:line-height="150%"/>
    </style:style>
    <style:style style:name="P27" style:family="paragraph" style:parent-style-name="Text_20_body" style:list-style-name="L6">
      <style:paragraph-properties fo:line-height="150%"/>
    </style:style>
    <style:style style:name="P28" style:family="paragraph" style:parent-style-name="Text_20_body" style:list-style-name="L7">
      <style:paragraph-properties fo:margin-top="0cm" fo:margin-bottom="0cm" style:contextual-spacing="false" fo:line-height="150%"/>
    </style:style>
    <style:style style:name="P29" style:family="paragraph" style:parent-style-name="Text_20_body" style:list-style-name="L7">
      <style:paragraph-properties fo:line-height="150%"/>
    </style:style>
    <style:style style:name="P30" style:family="paragraph" style:parent-style-name="Text_20_body" style:list-style-name="L8">
      <style:paragraph-properties fo:line-height="150%"/>
    </style:style>
    <style:style style:name="P31" style:family="paragraph" style:parent-style-name="Text_20_body" style:list-style-name="L9">
      <style:paragraph-properties fo:margin-top="0cm" fo:margin-bottom="0cm" style:contextual-spacing="false" fo:line-height="150%"/>
    </style:style>
    <style:style style:name="P32" style:family="paragraph" style:parent-style-name="Text_20_body" style:list-style-name="L9">
      <style:paragraph-properties fo:line-height="150%"/>
    </style:style>
    <style:style style:name="P33" style:family="paragraph" style:parent-style-name="Text_20_body" style:list-style-name="L10">
      <style:paragraph-properties fo:margin-top="0cm" fo:margin-bottom="0cm" style:contextual-spacing="false" fo:line-height="150%"/>
    </style:style>
    <style:style style:name="P34" style:family="paragraph" style:parent-style-name="Text_20_body" style:list-style-name="L10">
      <style:paragraph-properties fo:line-height="150%"/>
    </style:style>
    <style:style style:name="P35" style:family="paragraph" style:parent-style-name="Text_20_body" style:list-style-name="L11">
      <style:paragraph-properties fo:margin-top="0cm" fo:margin-bottom="0cm" style:contextual-spacing="false" fo:line-height="150%"/>
    </style:style>
    <style:style style:name="P36" style:family="paragraph" style:parent-style-name="Text_20_body" style:list-style-name="L11">
      <style:paragraph-properties fo:line-height="150%"/>
    </style:style>
    <style:style style:name="P37" style:family="paragraph" style:parent-style-name="Text_20_body" style:list-style-name="L12">
      <style:paragraph-properties fo:margin-top="0cm" fo:margin-bottom="0cm" style:contextual-spacing="false" fo:line-height="150%"/>
    </style:style>
    <style:style style:name="P38" style:family="paragraph" style:parent-style-name="Text_20_body" style:list-style-name="L12">
      <style:paragraph-properties fo:line-height="150%"/>
    </style:style>
    <style:style style:name="P39" style:family="paragraph" style:parent-style-name="Text_20_body" style:list-style-name="L13">
      <style:paragraph-properties fo:margin-top="0cm" fo:margin-bottom="0cm" style:contextual-spacing="false" fo:line-height="150%"/>
    </style:style>
    <style:style style:name="P40" style:family="paragraph" style:parent-style-name="Text_20_body" style:list-style-name="L13">
      <style:paragraph-properties fo:line-height="150%"/>
    </style:style>
    <style:style style:name="P41" style:family="paragraph" style:parent-style-name="Text_20_body" style:list-style-name="L14">
      <style:paragraph-properties fo:margin-top="0cm" fo:margin-bottom="0cm" style:contextual-spacing="false" fo:line-height="150%"/>
    </style:style>
    <style:style style:name="P42" style:family="paragraph" style:parent-style-name="Text_20_body" style:list-style-name="L14">
      <style:paragraph-properties fo:line-height="150%"/>
    </style:style>
    <style:style style:name="P43" style:family="paragraph" style:parent-style-name="Text_20_body" style:list-style-name="L15">
      <style:paragraph-properties fo:line-height="150%"/>
    </style:style>
    <style:style style:name="P44" style:family="paragraph" style:parent-style-name="Text_20_body" style:list-style-name="L16">
      <style:paragraph-properties fo:line-height="150%"/>
    </style:style>
    <style:style style:name="P45" style:family="paragraph" style:parent-style-name="Text_20_body" style:list-style-name="L17">
      <style:paragraph-properties fo:line-height="150%"/>
    </style:style>
    <style:style style:name="P46" style:family="paragraph" style:parent-style-name="Text_20_body" style:list-style-name="L18">
      <style:paragraph-properties fo:line-height="150%"/>
    </style:style>
    <style:style style:name="P47" style:family="paragraph" style:parent-style-name="Text_20_body" style:list-style-name="L19">
      <style:paragraph-properties fo:margin-top="0cm" fo:margin-bottom="0cm" style:contextual-spacing="false" fo:line-height="150%"/>
    </style:style>
    <style:style style:name="P48" style:family="paragraph" style:parent-style-name="Text_20_body" style:list-style-name="L19">
      <style:paragraph-properties fo:line-height="15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icheal@MicBerd:~$ cd k8s-demo/</text:p>
      <text:p text:style-name="P13">micheal@MicBerd:~/k8s-demo$ ls</text:p>
      <text:p text:style-name="P13">configmap.yaml <text:s/>cronjob.yaml <text:s/>deployment.yaml <text:s/>Dockerfile <text:s/>job.yaml <text:s/>merged_output.txt <text:s/>pod.yaml <text:s/>pv-pvc.yaml <text:s/>README.md <text:s/>secret.yaml <text:s/>statefulset.yaml <text:s/>webapp.py</text:p>
      <text:p text:style-name="P13">micheal@MicBerd:~/k8s-demo$ </text:p>
      <text:p text:style-name="P13">micheal@MicBerd:~/k8s-demo$ </text:p>
      <text:p text:style-name="P13">micheal@MicBerd:~/k8s-demo$ cat job.yaml </text:p>
      <text:p text:style-name="P13">apiVersion: batch/v1</text:p>
      <text:p text:style-name="P13">kind: Job</text:p>
      <text:p text:style-name="P13">metadata:</text:p>
      <text:p text:style-name="P13"><text:s text:c="2"/>name: hello-job</text:p>
      <text:p text:style-name="P13">spec:</text:p>
      <text:p text:style-name="P13"><text:s text:c="2"/>template:</text:p>
      <text:p text:style-name="P13"><text:s text:c="4"/>spec:</text:p>
      <text:p text:style-name="P13"><text:s text:c="6"/>containers:</text:p>
      <text:p text:style-name="P13"><text:s text:c="6"/>- name: hello-container</text:p>
      <text:p text:style-name="P13"><text:s text:c="8"/>image: busybox</text:p>
      <text:p text:style-name="P13"><text:s text:c="8"/>command: ["echo", "Hello SSN from Kubernetes Job!"]</text:p>
      <text:p text:style-name="P13"><text:s text:c="6"/>restartPolicy: Never</text:p>
      <text:p text:style-name="P13"/>
      <text:p text:style-name="P13">micheal@MicBerd:~/k8s-demo$ sudo kubectl apply -f job.yaml</text:p>
      <text:p text:style-name="P13">[sudo] password for micheal: </text:p>
      <text:p text:style-name="P13">job.batch/hello-job created</text:p>
      <text:p text:style-name="P13">micheal@MicBerd:~/k8s-demo$ kubectl get jobs</text:p>
      <text:p text:style-name="P13">WARN[0000] Unable to read /etc/rancher/k3s/k3s.yaml, please start server with --write-kubeconfig-mode or --write-kubeconfig-group to modify kube config permissions </text:p>
      <text:p text:style-name="P13">error: error loading config file "/etc/rancher/k3s/k3s.yaml": open /etc/rancher/k3s/k3s.yaml: permission denied</text:p>
      <text:p text:style-name="P13">micheal@MicBerd:~/k8s-demo$ sudo kubectl get jobs</text:p>
      <text:p text:style-name="P13">NAME <text:s text:c="7"/>STATUS <text:s text:c="3"/>COMPLETIONS <text:s text:c="2"/>DURATION <text:s text:c="2"/>AGE</text:p>
      <text:p text:style-name="P13">hello-job <text:s text:c="2"/>Running <text:s text:c="2"/>0/1 <text:s text:c="10"/>18s <text:s text:c="7"/>18s</text:p>
      <text:p text:style-name="P13">micheal@MicBerd:~/k8s-demo$ sudo kubectl logs hello-job</text:p>
      <text:p text:style-name="P13">error: error from server (NotFound): pods "hello-job" not found in namespace "default"</text:p>
      <text:p text:style-name="P13">micheal@MicBerd:~/k8s-demo$ sudo kubectl logs hello-job </text:p>
      <text:p text:style-name="P13">error: error from server (NotFound): pods "hello-job" not found in namespace "default"</text:p>
      <text:p text:style-name="P13"><text:soft-page-break/>micheal@MicBerd:~/k8s-demo$ sudo kubectl get pods</text:p>
      <text:p text:style-name="P13">NAME <text:s text:c="13"/>READY <text:s text:c="2"/>STATUS <text:s text:c="5"/>RESTARTS <text:s text:c="2"/>AGE</text:p>
      <text:p text:style-name="P13">hello-job-x5v9m <text:s text:c="2"/>0/1 <text:s text:c="4"/>Completed <text:s text:c="2"/>0 <text:s text:c="9"/>110s</text:p>
      <text:p text:style-name="P13">micheal@MicBerd:~/k8s-demo$ sudo kubectl logs hello-job-x5v9m</text:p>
      <text:p text:style-name="P13">Hello SSN from Kubernetes Job!</text:p>
      <text:p text:style-name="P13">micheal@MicBerd:~/k8s-demo$ sudo kubectl get deployments</text:p>
      <text:p text:style-name="P13">No resources found in default namespace.</text:p>
      <text:p text:style-name="P13">micheal@MicBerd:~/k8s-demo$ sudo kubectl get deployment</text:p>
      <text:p text:style-name="P13">No resources found in default namespace.</text:p>
      <text:p text:style-name="P13">micheal@MicBerd:~/k8s-demo$ kubectl get deployments</text:p>
      <text:p text:style-name="P13">WARN[0000] Unable to read /etc/rancher/k3s/k3s.yaml, please start server with --write-kubeconfig-mode or --write-kubeconfig-group to modify kube config permissions </text:p>
      <text:p text:style-name="P13">error: error loading config file "/etc/rancher/k3s/k3s.yaml": open /etc/rancher/k3s/k3s.yaml: permission denied</text:p>
      <text:p text:style-name="P13">micheal@MicBerd:~/k8s-demo$ sudo kubectl get deployments</text:p>
      <text:p text:style-name="P13">No resources found in default namespace.</text:p>
      <text:p text:style-name="P13">micheal@MicBerd:~/k8s-demo$ sudo kubectl get deployments</text:p>
      <text:p text:style-name="P13">No resources found in default namespace.</text:p>
      <text:p text:style-name="P13">micheal@MicBerd:~/k8s-demo$ sudo kubectl get deployment</text:p>
      <text:p text:style-name="P13">No resources found in default namespace.</text:p>
      <text:p text:style-name="P13">micheal@MicBerd:~/k8s-demo$ sudo kubectl get pod</text:p>
      <text:p text:style-name="P13">NAME <text:s text:c="13"/>READY <text:s text:c="2"/>STATUS <text:s text:c="5"/>RESTARTS <text:s text:c="2"/>AGE</text:p>
      <text:p text:style-name="P13">hello-job-x5v9m <text:s text:c="2"/>0/1 <text:s text:c="4"/>Completed <text:s text:c="2"/>0 <text:s text:c="9"/>4m32s</text:p>
      <text:p text:style-name="P13">micheal@MicBerd:~/k8s-demo$ sudo kubectl get pods</text:p>
      <text:p text:style-name="P13">NAME <text:s text:c="13"/>READY <text:s text:c="2"/>STATUS <text:s text:c="5"/>RESTARTS <text:s text:c="2"/>AGE</text:p>
      <text:p text:style-name="P13">hello-job-x5v9m <text:s text:c="2"/>0/1 <text:s text:c="4"/>Completed <text:s text:c="2"/>0 <text:s text:c="9"/>4m37s</text:p>
      <text:p text:style-name="P13">micheal@MicBerd:~/k8s-demo$ sudo kubectl get jobs</text:p>
      <text:p text:style-name="P13">NAME <text:s text:c="7"/>STATUS <text:s text:c="4"/>COMPLETIONS <text:s text:c="2"/>DURATION <text:s text:c="2"/>AGE</text:p>
      <text:p text:style-name="P13">hello-job <text:s text:c="2"/>Complete <text:s text:c="2"/>1/1 <text:s text:c="10"/>22s <text:s text:c="7"/>4m55s</text:p>
      <text:p text:style-name="P13">micheal@MicBerd:~/k8s-demo$ sudo kubectl get jobs</text:p>
      <text:p text:style-name="P13">NAME <text:s text:c="7"/>STATUS <text:s text:c="4"/>COMPLETIONS <text:s text:c="2"/>DURATION <text:s text:c="2"/>AGE</text:p>
      <text:p text:style-name="P13">hello-job <text:s text:c="2"/>Complete <text:s text:c="2"/>1/1 <text:s text:c="10"/>22s <text:s text:c="7"/>5m11s</text:p>
      <text:p text:style-name="P13">micheal@MicBerd:~/k8s-demo$ sudo kubectl get job</text:p>
      <text:p text:style-name="P13">NAME <text:s text:c="7"/>STATUS <text:s text:c="4"/>COMPLETIONS <text:s text:c="2"/>DURATION <text:s text:c="2"/>AGE</text:p>
      <text:p text:style-name="P13">hello-job <text:s text:c="2"/>Complete <text:s text:c="2"/>1/1 <text:s text:c="10"/>22s <text:s text:c="7"/>5m23s</text:p>
      <text:p text:style-name="P13"><text:soft-page-break/>micheal@MicBerd:~/k8s-demo$ sudo kubectl get jobs</text:p>
      <text:p text:style-name="P13">micheal@MicBerd:~/k8s-demo$ sudo kubectl apply -f cronjob.yaml</text:p>
      <text:p text:style-name="P13">cronjob.batch/hello-cronjob created</text:p>
      <text:p text:style-name="P13">micheal@MicBerd:~/k8s-demo$ sudo kubectl get cronjobs</text:p>
      <text:p text:style-name="P13">NAME <text:s text:c="11"/>SCHEDULE <text:s text:c="5"/>TIMEZONE <text:s text:c="2"/>SUSPEND <text:s text:c="2"/>ACTIVE <text:s text:c="2"/>LAST SCHEDULE <text:s text:c="2"/>AGE</text:p>
      <text:p text:style-name="P13">hello-cronjob <text:s text:c="2"/>*/1 * * * * <text:s text:c="2"/>&lt;none&gt; <text:s text:c="4"/>False <text:s text:c="4"/>0 <text:s text:c="7"/>&lt;none&gt; <text:s text:c="9"/>17s</text:p>
      <text:p text:style-name="P13">micheal@MicBerd:~/k8s-demo$ sudo kubectl get pods</text:p>
      <text:p text:style-name="P13">NAME <text:s text:c="13"/>READY <text:s text:c="2"/>STATUS <text:s text:c="5"/>RESTARTS <text:s text:c="2"/>AGE</text:p>
      <text:p text:style-name="P13">hello-job-x5v9m <text:s text:c="2"/>0/1 <text:s text:c="4"/>Completed <text:s text:c="2"/>0 <text:s text:c="9"/>8m48s</text:p>
      <text:p text:style-name="P13">micheal@MicBerd:~/k8s-demo$ sudo kubectl get cronjobs</text:p>
      <text:p text:style-name="P13">NAME <text:s text:c="11"/>SCHEDULE <text:s text:c="5"/>TIMEZONE <text:s text:c="2"/>SUSPEND <text:s text:c="2"/>ACTIVE <text:s text:c="2"/>LAST SCHEDULE <text:s text:c="2"/>AGE</text:p>
      <text:p text:style-name="P13">hello-cronjob <text:s text:c="2"/>*/1 * * * * <text:s text:c="2"/>&lt;none&gt; <text:s text:c="4"/>False <text:s text:c="4"/>1 <text:s text:c="7"/>11s <text:s text:c="12"/>43s</text:p>
      <text:p text:style-name="P13">micheal@MicBerd:~/k8s-demo$ sudo kubectl get pods</text:p>
      <text:p text:style-name="P13">NAME <text:s text:c="26"/>READY <text:s text:c="2"/>STATUS <text:s text:c="5"/>RESTARTS <text:s text:c="2"/>AGE</text:p>
      <text:p text:style-name="P13">hello-cronjob-29042471-54wgg <text:s text:c="2"/>1/1 <text:s text:c="4"/>Running <text:s text:c="4"/>0 <text:s text:c="9"/>22s</text:p>
      <text:p text:style-name="P13">hello-job-x5v9m <text:s text:c="15"/>0/1 <text:s text:c="4"/>Completed <text:s text:c="2"/>0 <text:s text:c="9"/>9m14s</text:p>
      <text:p text:style-name="P13">micheal@MicBerd:~/k8s-demo$ sudo kubectl get pods</text:p>
      <text:p text:style-name="P13">NAME <text:s text:c="26"/>READY <text:s text:c="2"/>STATUS <text:s text:c="5"/>RESTARTS <text:s text:c="2"/>AGE</text:p>
      <text:p text:style-name="P13">hello-cronjob-29042471-54wgg <text:s text:c="2"/>1/1 <text:s text:c="4"/>Running <text:s text:c="4"/>0 <text:s text:c="9"/>97s</text:p>
      <text:p text:style-name="P13">hello-cronjob-29042472-9wz46 <text:s text:c="2"/>1/1 <text:s text:c="4"/>Running <text:s text:c="4"/>0 <text:s text:c="9"/>37s</text:p>
      <text:p text:style-name="P13">hello-job-x5v9m <text:s text:c="15"/>0/1 <text:s text:c="4"/>Completed <text:s text:c="2"/>0 <text:s text:c="9"/>10m</text:p>
      <text:p text:style-name="P13">micheal@MicBerd:~/k8s-demo$ cat cronjob.yaml </text:p>
      <text:p text:style-name="P13">apiVersion: batch/v1</text:p>
      <text:p text:style-name="P13">kind: CronJob</text:p>
      <text:p text:style-name="P13">metadata:</text:p>
      <text:p text:style-name="P13"><text:s text:c="2"/>name: hello-cronjob</text:p>
      <text:p text:style-name="P13">spec:</text:p>
      <text:p text:style-name="P13"><text:s text:c="2"/>schedule: "*/1 * * * *" <text:s/># Runs every minute</text:p>
      <text:p text:style-name="P13"><text:s text:c="2"/>jobTemplate:</text:p>
      <text:p text:style-name="P13"><text:s text:c="4"/>spec:</text:p>
      <text:p text:style-name="P13"><text:s text:c="6"/>template:</text:p>
      <text:p text:style-name="P13"><text:s text:c="8"/>spec:</text:p>
      <text:p text:style-name="P13"><text:s text:c="10"/>containers:</text:p>
      <text:p text:style-name="P13"><text:s text:c="10"/>- name: hello-container</text:p>
      <text:p text:style-name="P13"><text:s text:c="12"/>image: busybox</text:p>
      <text:p text:style-name="P13"><text:soft-page-break/><text:s text:c="12"/>command: ["/bin/sh", "-c", "while true; do echo 'Hello from Kubernetes CronJob!'; sleep 2; done"]</text:p>
      <text:p text:style-name="P13"><text:s text:c="10"/>restartPolicy: Never</text:p>
      <text:p text:style-name="P13"/>
      <text:p text:style-name="P13">micheal@MicBerd:~/k8s-demo$ sudo kubectl get logs hello-cronjob-29042471-54wgg</text:p>
      <text:p text:style-name="P13">error: the server doesn't have a resource type "logs"</text:p>
      <text:p text:style-name="P13">micheal@MicBerd:~/k8s-demo$ sudo kubectl get pods</text:p>
      <text:p text:style-name="P13">NAME <text:s text:c="26"/>READY <text:s text:c="2"/>STATUS <text:s text:c="5"/>RESTARTS <text:s text:c="2"/>AGE</text:p>
      <text:p text:style-name="P13">hello-cronjob-29042471-54wgg <text:s text:c="2"/>1/1 <text:s text:c="4"/>Running <text:s text:c="4"/>0 <text:s text:c="9"/>3m20s</text:p>
      <text:p text:style-name="P13">hello-cronjob-29042472-9wz46 <text:s text:c="2"/>1/1 <text:s text:c="4"/>Running <text:s text:c="4"/>0 <text:s text:c="9"/>2m20s</text:p>
      <text:p text:style-name="P13">hello-cronjob-29042473-b78hq <text:s text:c="2"/>1/1 <text:s text:c="4"/>Running <text:s text:c="4"/>0 <text:s text:c="9"/>80s</text:p>
      <text:p text:style-name="P13">hello-cronjob-29042474-fdktq <text:s text:c="2"/>1/1 <text:s text:c="4"/>Running <text:s text:c="4"/>0 <text:s text:c="9"/>20s</text:p>
      <text:p text:style-name="P13">hello-job-x5v9m <text:s text:c="15"/>0/1 <text:s text:c="4"/>Completed <text:s text:c="2"/>0 <text:s text:c="9"/>12m</text:p>
      <text:p text:style-name="P13">micheal@MicBerd:~/k8s-demo$ sudo kubectl get cronjobs</text:p>
      <text:p text:style-name="P13">NAME <text:s text:c="11"/>SCHEDULE <text:s text:c="5"/>TIMEZONE <text:s text:c="2"/>SUSPEND <text:s text:c="2"/>ACTIVE <text:s text:c="2"/>LAST SCHEDULE <text:s text:c="2"/>AGE</text:p>
      <text:p text:style-name="P13">hello-cronjob <text:s text:c="2"/>*/1 * * * * <text:s text:c="2"/>&lt;none&gt; <text:s text:c="4"/>False <text:s text:c="4"/>4 <text:s text:c="7"/>48s <text:s text:c="12"/>4m20s</text:p>
      <text:p text:style-name="P13">micheal@MicBerd:~/k8s-demo$ kubectl logs hello-cronjob-29042471-54wgg</text:p>
      <text:p text:style-name="P13">WARN[0000] Unable to read /etc/rancher/k3s/k3s.yaml, please start server with --write-kubeconfig-mode or --write-kubeconfig-group to modify kube config permissions </text:p>
      <text:p text:style-name="P13">error: error loading config file "/etc/rancher/k3s/k3s.yaml": open /etc/rancher/k3s/k3s.yaml: permission denied</text:p>
      <text:p text:style-name="P13">micheal@MicBerd:~/k8s-demo$ sudo kubectl logs hello-cronjob-29042471-54wgg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<text:soft-page-break/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<text:soft-page-break/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<text:soft-page-break/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<text:soft-page-break/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Hello from Kubernetes CronJob!</text:p>
      <text:p text:style-name="P13">micheal@MicBerd:~/k8s-demo$ sudo kubectl get cronjobs</text:p>
      <text:p text:style-name="P13">NAME <text:s text:c="11"/>SCHEDULE <text:s text:c="5"/>TIMEZONE <text:s text:c="2"/>SUSPEND <text:s text:c="2"/>ACTIVE <text:s text:c="2"/>LAST SCHEDULE <text:s text:c="2"/>AGE</text:p>
      <text:p text:style-name="P13">hello-cronjob <text:s text:c="2"/>*/1 * * * * <text:s text:c="2"/>&lt;none&gt; <text:s text:c="4"/>False <text:s text:c="4"/>5 <text:s text:c="7"/>56s <text:s text:c="12"/>5m28s</text:p>
      <text:p text:style-name="P13">micheal@MicBerd:~/k8s-demo$ sudo kubectl delete hello-cronjob</text:p>
      <text:p text:style-name="P13">error: the server doesn't have a resource type "hello-cronjob"</text:p>
      <text:p text:style-name="P13">micheal@MicBerd:~/k8s-demo$ sudo kubectl delete cronjobs hello-cronjob</text:p>
      <text:p text:style-name="P13">cronjob.batch "hello-cronjob" deleted</text:p>
      <text:p text:style-name="P13">micheal@MicBerd:~/k8s-demo$ sudo kubectl get cronjobs</text:p>
      <text:p text:style-name="P13">No resources found in default namespace.</text:p>
      <text:p text:style-name="P13">micheal@MicBerd:~/k8s-demo$ sudo kubectl get pods</text:p>
      <text:p text:style-name="P13">NAME <text:s text:c="26"/>READY <text:s text:c="2"/>STATUS <text:s text:c="7"/>RESTARTS <text:s text:c="2"/>AGE</text:p>
      <text:p text:style-name="P13">hello-cronjob-29042471-54wgg <text:s text:c="2"/>1/1 <text:s text:c="4"/>Terminating <text:s text:c="2"/>0 <text:s text:c="9"/>6m20s</text:p>
      <text:p text:style-name="P13">hello-cronjob-29042472-9wz46 <text:s text:c="2"/>1/1 <text:s text:c="4"/>Terminating <text:s text:c="2"/>0 <text:s text:c="9"/>5m20s</text:p>
      <text:p text:style-name="P13">hello-cronjob-29042473-b78hq <text:s text:c="2"/>1/1 <text:s text:c="4"/>Terminating <text:s text:c="2"/>0 <text:s text:c="9"/>4m20s</text:p>
      <text:p text:style-name="P13"><text:soft-page-break/>hello-cronjob-29042474-fdktq <text:s text:c="2"/>1/1 <text:s text:c="4"/>Terminating <text:s text:c="2"/>0 <text:s text:c="9"/>3m20s</text:p>
      <text:p text:style-name="P13">hello-cronjob-29042475-j59qx <text:s text:c="2"/>1/1 <text:s text:c="4"/>Terminating <text:s text:c="2"/>0 <text:s text:c="9"/>2m20s</text:p>
      <text:p text:style-name="P13">hello-cronjob-29042476-dvssl <text:s text:c="2"/>1/1 <text:s text:c="4"/>Terminating <text:s text:c="2"/>0 <text:s text:c="9"/>80s</text:p>
      <text:p text:style-name="P13">hello-cronjob-29042477-b8xtr <text:s text:c="2"/>1/1 <text:s text:c="4"/>Terminating <text:s text:c="2"/>0 <text:s text:c="9"/>20s</text:p>
      <text:p text:style-name="P13">hello-job-x5v9m <text:s text:c="15"/>0/1 <text:s text:c="4"/>Completed <text:s text:c="4"/>0 <text:s text:c="9"/>15m</text:p>
      <text:p text:style-name="P13">micheal@MicBerd:~/k8s-demo$ cat configmap.yaml </text:p>
      <text:p text:style-name="P13">apiVersion: v1</text:p>
      <text:p text:style-name="P13">kind: ConfigMap</text:p>
      <text:p text:style-name="P13">metadata:</text:p>
      <text:p text:style-name="P13"><text:s text:c="2"/>name: demo-config</text:p>
      <text:p text:style-name="P13">data:</text:p>
      <text:p text:style-name="P13"><text:s text:c="2"/>key1: "value1"</text:p>
      <text:p text:style-name="P13"><text:s text:c="2"/>key2: "value2"</text:p>
      <text:p text:style-name="P13"/>
      <text:p text:style-name="P13">micheal@MicBerd:~/k8s-demo$ sudo kubectl apply -f configmap.yaml </text:p>
      <text:p text:style-name="P13">configmap/demo-config created</text:p>
      <text:p text:style-name="P13">micheal@MicBerd:~/k8s-demo$ sudo kubectl get cm</text:p>
      <text:p text:style-name="P13">NAME <text:s text:c="14"/>DATA <text:s text:c="2"/>AGE</text:p>
      <text:p text:style-name="P13">demo-config <text:s text:c="7"/>2 <text:s text:c="5"/>2m33s</text:p>
      <text:p text:style-name="P13">kube-root-ca.crt <text:s text:c="2"/>1 <text:s text:c="5"/>5h26m</text:p>
      <text:p text:style-name="P13">micheal@MicBerd:~/k8s-demo$ sudo kubectl apply -f secret.yaml </text:p>
      <text:p text:style-name="P13">secret/demo-secret created</text:p>
      <text:p text:style-name="P13">micheal@MicBerd:~/k8s-demo$ cat secret.yaml </text:p>
      <text:p text:style-name="P13">apiVersion: v1</text:p>
      <text:p text:style-name="P13">kind: Secret</text:p>
      <text:p text:style-name="P13">metadata:</text:p>
      <text:p text:style-name="P13"><text:s text:c="2"/>name: demo-secret</text:p>
      <text:p text:style-name="P13">type: Opaque</text:p>
      <text:p text:style-name="P13">data:</text:p>
      <text:p text:style-name="P13"><text:s text:c="2"/>password: cGFzc3dvcmQ= <text:s/># Base64 encoded "password"</text:p>
      <text:p text:style-name="P13"/>
      <text:p text:style-name="P13">micheal@MicBerd:~/k8s-demo$ echo "cGFzc3dvcmQ=" | base64</text:p>
      <text:p text:style-name="P13">Y0dGemMzZHZjbVE9Cg==</text:p>
      <text:p text:style-name="P13">micheal@MicBerd:~/k8s-demo$ echo "cGFzc3dvcmQ=" | base64 -d</text:p>
      <text:p text:style-name="P13">passwordmicheal@MicBerd:~/k8s-demo$ </text:p>
      <text:p text:style-name="P13"><text:soft-page-break/>micheal@MicBerd:~/k8s-demo$ sudo kubectl apply -f pv-pvc.yaml </text:p>
      <text:p text:style-name="P13">persistentvolume/demo-pv created</text:p>
      <text:p text:style-name="P13">persistentvolumeclaim/demo-pvc created</text:p>
      <text:p text:style-name="P13">micheal@MicBerd:~/k8s-demo$ pwd</text:p>
      <text:p text:style-name="P13">/home/micheal/k8s-demo</text:p>
      <text:p text:style-name="P13">micheal@MicBerd:~/k8s-demo$ sudo kubectl get pv</text:p>
      <text:p text:style-name="P13">NAME <text:s text:c="5"/>CAPACITY <text:s text:c="2"/>ACCESS MODES <text:s text:c="2"/>RECLAIM POLICY <text:s text:c="2"/>STATUS <text:s text:c="2"/>CLAIM <text:s text:c="13"/>STORAGECLASS <text:s text:c="2"/>VOLUMEATTRIBUTESCLASS <text:s text:c="2"/>REASON <text:s text:c="2"/>AGE</text:p>
      <text:p text:style-name="P13">demo-pv <text:s text:c="2"/>1Gi <text:s text:c="7"/>RWO <text:s text:c="11"/>Retain <text:s text:c="10"/>Bound <text:s text:c="3"/>default/demo-pvc <text:s text:c="2"/>manual <text:s text:c="8"/>&lt;unset&gt; <text:s text:c="25"/>71s</text:p>
      <text:p text:style-name="P13">micheal@MicBerd:~/k8s-demo$ sudo kubectl describe p</text:p>
      <text:p text:style-name="P13">pod.yaml <text:s text:c="4"/>pv-pvc.yaml <text:s/></text:p>
      <text:p text:style-name="P13">micheal@MicBerd:~/k8s-demo$ sudo kubectl describe pv-pvc.yaml </text:p>
      <text:p text:style-name="P13">error: the server doesn't have a resource type "pv-pvc"</text:p>
      <text:p text:style-name="P13">micheal@MicBerd:~/k8s-demo$ sudo kubectl get events</text:p>
      <text:p text:style-name="P13">LAST SEEN <text:s text:c="2"/>TYPE <text:s text:c="4"/>REASON <text:s text:c="12"/>OBJECT <text:s text:c="28"/>MESSAGE</text:p>
      <text:p text:style-name="P13">18m <text:s text:c="8"/>Normal <text:s text:c="2"/>Scheduled <text:s text:c="9"/>pod/hello-cronjob-29042471-54wgg <text:s text:c="2"/>Successfully assigned default/hello-cronjob-29042471-54wgg to micberd</text:p>
      <text:p text:style-name="P13">18m <text:s text:c="8"/>Normal <text:s text:c="2"/>Pulling <text:s text:c="11"/>pod/hello-cronjob-29042471-54wgg <text:s text:c="2"/>Pulling image "busybox"</text:p>
      <text:p text:style-name="P13">18m <text:s text:c="8"/>Normal <text:s text:c="2"/>Pulled <text:s text:c="12"/>pod/hello-cronjob-29042471-54wgg <text:s text:c="2"/>Successfully pulled image "busybox" in 2.882s (2.882s including waiting). Image size: 2156519 bytes.</text:p>
      <text:p text:style-name="P13">18m <text:s text:c="8"/>Normal <text:s text:c="2"/>Created <text:s text:c="11"/>pod/hello-cronjob-29042471-54wgg <text:s text:c="2"/>Created container: hello-container</text:p>
      <text:p text:style-name="P13">18m <text:s text:c="8"/>Normal <text:s text:c="2"/>Started <text:s text:c="11"/>pod/hello-cronjob-29042471-54wgg <text:s text:c="2"/>Started container hello-container</text:p>
      <text:p text:style-name="P13">12m <text:s text:c="8"/>Normal <text:s text:c="2"/>Killing <text:s text:c="11"/>pod/hello-cronjob-29042471-54wgg <text:s text:c="2"/>Stopping container hello-container</text:p>
      <text:p text:style-name="P13">18m <text:s text:c="8"/>Normal <text:s text:c="2"/>SuccessfulCreate <text:s text:c="2"/>job/hello-cronjob-29042471 <text:s text:c="8"/>Created pod: hello-cronjob-29042471-54wgg</text:p>
      <text:p text:style-name="P13">17m <text:s text:c="8"/>Normal <text:s text:c="2"/>Scheduled <text:s text:c="9"/>pod/hello-cronjob-29042472-9wz46 <text:s text:c="2"/>Successfully assigned default/hello-cronjob-29042472-9wz46 to micberd</text:p>
      <text:p text:style-name="P13">17m <text:s text:c="8"/>Normal <text:s text:c="2"/>Pulling <text:s text:c="11"/>pod/hello-cronjob-29042472-9wz46 <text:s text:c="2"/>Pulling image "busybox"</text:p>
      <text:p text:style-name="P13">17m <text:s text:c="8"/>Normal <text:s text:c="2"/>Pulled <text:s text:c="12"/>pod/hello-cronjob-29042472-9wz46 <text:s text:c="2"/>Successfully pulled image "busybox" in 5.173s (5.173s including waiting). Image size: 2156519 bytes.</text:p>
      <text:p text:style-name="P13"><text:soft-page-break/>17m <text:s text:c="8"/>Normal <text:s text:c="2"/>Created <text:s text:c="11"/>pod/hello-cronjob-29042472-9wz46 <text:s text:c="2"/>Created container: hello-container</text:p>
      <text:p text:style-name="P13">17m <text:s text:c="8"/>Normal <text:s text:c="2"/>Started <text:s text:c="11"/>pod/hello-cronjob-29042472-9wz46 <text:s text:c="2"/>Started container hello-container</text:p>
      <text:p text:style-name="P13">12m <text:s text:c="8"/>Normal <text:s text:c="2"/>Killing <text:s text:c="11"/>pod/hello-cronjob-29042472-9wz46 <text:s text:c="2"/>Stopping container hello-container</text:p>
      <text:p text:style-name="P13">17m <text:s text:c="8"/>Normal <text:s text:c="2"/>SuccessfulCreate <text:s text:c="2"/>job/hello-cronjob-29042472 <text:s text:c="8"/>Created pod: hello-cronjob-29042472-9wz46</text:p>
      <text:p text:style-name="P13">16m <text:s text:c="8"/>Normal <text:s text:c="2"/>Scheduled <text:s text:c="9"/>pod/hello-cronjob-29042473-b78hq <text:s text:c="2"/>Successfully assigned default/hello-cronjob-29042473-b78hq to micberd</text:p>
      <text:p text:style-name="P13">16m <text:s text:c="8"/>Normal <text:s text:c="2"/>Pulling <text:s text:c="11"/>pod/hello-cronjob-29042473-b78hq <text:s text:c="2"/>Pulling image "busybox"</text:p>
      <text:p text:style-name="P13">16m <text:s text:c="8"/>Normal <text:s text:c="2"/>Pulled <text:s text:c="12"/>pod/hello-cronjob-29042473-b78hq <text:s text:c="2"/>Successfully pulled image "busybox" in 1.833s (1.833s including waiting). Image size: 2156519 bytes.</text:p>
      <text:p text:style-name="P13">16m <text:s text:c="8"/>Normal <text:s text:c="2"/>Created <text:s text:c="11"/>pod/hello-cronjob-29042473-b78hq <text:s text:c="2"/>Created container: hello-container</text:p>
      <text:p text:style-name="P13">16m <text:s text:c="8"/>Normal <text:s text:c="2"/>Started <text:s text:c="11"/>pod/hello-cronjob-29042473-b78hq <text:s text:c="2"/>Started container hello-container</text:p>
      <text:p text:style-name="P13">12m <text:s text:c="8"/>Normal <text:s text:c="2"/>Killing <text:s text:c="11"/>pod/hello-cronjob-29042473-b78hq <text:s text:c="2"/>Stopping container hello-container</text:p>
      <text:p text:style-name="P13">16m <text:s text:c="8"/>Normal <text:s text:c="2"/>SuccessfulCreate <text:s text:c="2"/>job/hello-cronjob-29042473 <text:s text:c="8"/>Created pod: hello-cronjob-29042473-b78hq</text:p>
      <text:p text:style-name="P13">15m <text:s text:c="8"/>Normal <text:s text:c="2"/>Scheduled <text:s text:c="9"/>pod/hello-cronjob-29042474-fdktq <text:s text:c="2"/>Successfully assigned default/hello-cronjob-29042474-fdktq to micberd</text:p>
      <text:p text:style-name="P13">15m <text:s text:c="8"/>Normal <text:s text:c="2"/>Pulling <text:s text:c="11"/>pod/hello-cronjob-29042474-fdktq <text:s text:c="2"/>Pulling image "busybox"</text:p>
      <text:p text:style-name="P13">15m <text:s text:c="8"/>Normal <text:s text:c="2"/>Pulled <text:s text:c="12"/>pod/hello-cronjob-29042474-fdktq <text:s text:c="2"/>Successfully pulled image "busybox" in 4.735s (4.735s including waiting). Image size: 2156519 bytes.</text:p>
      <text:p text:style-name="P13">15m <text:s text:c="8"/>Normal <text:s text:c="2"/>Created <text:s text:c="11"/>pod/hello-cronjob-29042474-fdktq <text:s text:c="2"/>Created container: hello-container</text:p>
      <text:p text:style-name="P13">15m <text:s text:c="8"/>Normal <text:s text:c="2"/>Started <text:s text:c="11"/>pod/hello-cronjob-29042474-fdktq <text:s text:c="2"/>Started container hello-container</text:p>
      <text:p text:style-name="P13">12m <text:s text:c="8"/>Normal <text:s text:c="2"/>Killing <text:s text:c="11"/>pod/hello-cronjob-29042474-fdktq <text:s text:c="2"/>Stopping container hello-container</text:p>
      <text:p text:style-name="P13">15m <text:s text:c="8"/>Normal <text:s text:c="2"/>SuccessfulCreate <text:s text:c="2"/>job/hello-cronjob-29042474 <text:s text:c="8"/>Created pod: hello-cronjob-29042474-fdktq</text:p>
      <text:p text:style-name="P13"><text:soft-page-break/>14m <text:s text:c="8"/>Normal <text:s text:c="2"/>Scheduled <text:s text:c="9"/>pod/hello-cronjob-29042475-j59qx <text:s text:c="2"/>Successfully assigned default/hello-cronjob-29042475-j59qx to micberd</text:p>
      <text:p text:style-name="P13">14m <text:s text:c="8"/>Normal <text:s text:c="2"/>Pulling <text:s text:c="11"/>pod/hello-cronjob-29042475-j59qx <text:s text:c="2"/>Pulling image "busybox"</text:p>
      <text:p text:style-name="P13">14m <text:s text:c="8"/>Normal <text:s text:c="2"/>Pulled <text:s text:c="12"/>pod/hello-cronjob-29042475-j59qx <text:s text:c="2"/>Successfully pulled image "busybox" in 4.534s (4.534s including waiting). Image size: 2156519 bytes.</text:p>
      <text:p text:style-name="P13">14m <text:s text:c="8"/>Normal <text:s text:c="2"/>Created <text:s text:c="11"/>pod/hello-cronjob-29042475-j59qx <text:s text:c="2"/>Created container: hello-container</text:p>
      <text:p text:style-name="P13">14m <text:s text:c="8"/>Normal <text:s text:c="2"/>Started <text:s text:c="11"/>pod/hello-cronjob-29042475-j59qx <text:s text:c="2"/>Started container hello-container</text:p>
      <text:p text:style-name="P13">12m <text:s text:c="8"/>Normal <text:s text:c="2"/>Killing <text:s text:c="11"/>pod/hello-cronjob-29042475-j59qx <text:s text:c="2"/>Stopping container hello-container</text:p>
      <text:p text:style-name="P13">14m <text:s text:c="8"/>Normal <text:s text:c="2"/>SuccessfulCreate <text:s text:c="2"/>job/hello-cronjob-29042475 <text:s text:c="8"/>Created pod: hello-cronjob-29042475-j59qx</text:p>
      <text:p text:style-name="P13">13m <text:s text:c="8"/>Normal <text:s text:c="2"/>Scheduled <text:s text:c="9"/>pod/hello-cronjob-29042476-dvssl <text:s text:c="2"/>Successfully assigned default/hello-cronjob-29042476-dvssl to micberd</text:p>
      <text:p text:style-name="P13">13m <text:s text:c="8"/>Normal <text:s text:c="2"/>Pulling <text:s text:c="11"/>pod/hello-cronjob-29042476-dvssl <text:s text:c="2"/>Pulling image "busybox"</text:p>
      <text:p text:style-name="P13">13m <text:s text:c="8"/>Normal <text:s text:c="2"/>Pulled <text:s text:c="12"/>pod/hello-cronjob-29042476-dvssl <text:s text:c="2"/>Successfully pulled image "busybox" in 1.684s (1.684s including waiting). Image size: 2156519 bytes.</text:p>
      <text:p text:style-name="P13">13m <text:s text:c="8"/>Normal <text:s text:c="2"/>Created <text:s text:c="11"/>pod/hello-cronjob-29042476-dvssl <text:s text:c="2"/>Created container: hello-container</text:p>
      <text:p text:style-name="P13">13m <text:s text:c="8"/>Normal <text:s text:c="2"/>Started <text:s text:c="11"/>pod/hello-cronjob-29042476-dvssl <text:s text:c="2"/>Started container hello-container</text:p>
      <text:p text:style-name="P13">12m <text:s text:c="8"/>Normal <text:s text:c="2"/>Killing <text:s text:c="11"/>pod/hello-cronjob-29042476-dvssl <text:s text:c="2"/>Stopping container hello-container</text:p>
      <text:p text:style-name="P13">13m <text:s text:c="8"/>Normal <text:s text:c="2"/>SuccessfulCreate <text:s text:c="2"/>job/hello-cronjob-29042476 <text:s text:c="8"/>Created pod: hello-cronjob-29042476-dvssl</text:p>
      <text:p text:style-name="P13">12m <text:s text:c="8"/>Normal <text:s text:c="2"/>Scheduled <text:s text:c="9"/>pod/hello-cronjob-29042477-b8xtr <text:s text:c="2"/>Successfully assigned default/hello-cronjob-29042477-b8xtr to micberd</text:p>
      <text:p text:style-name="P13">12m <text:s text:c="8"/>Normal <text:s text:c="2"/>Pulling <text:s text:c="11"/>pod/hello-cronjob-29042477-b8xtr <text:s text:c="2"/>Pulling image "busybox"</text:p>
      <text:p text:style-name="P13">12m <text:s text:c="8"/>Normal <text:s text:c="2"/>Pulled <text:s text:c="12"/>pod/hello-cronjob-29042477-b8xtr <text:s text:c="2"/>Successfully pulled image "busybox" in 7.53s (7.53s including waiting). Image size: 2156519 bytes.</text:p>
      <text:p text:style-name="P13">12m <text:s text:c="8"/>Normal <text:s text:c="2"/>Created <text:s text:c="11"/>pod/hello-cronjob-29042477-b8xtr <text:s text:c="2"/>Created container: hello-container</text:p>
      <text:p text:style-name="P13">12m <text:s text:c="8"/>Normal <text:s text:c="2"/>Started <text:s text:c="11"/>pod/hello-cronjob-29042477-b8xtr <text:s text:c="2"/>Started container hello-container</text:p>
      <text:p text:style-name="P13"><text:soft-page-break/>12m <text:s text:c="8"/>Normal <text:s text:c="2"/>Killing <text:s text:c="11"/>pod/hello-cronjob-29042477-b8xtr <text:s text:c="2"/>Stopping container hello-container</text:p>
      <text:p text:style-name="P13">12m <text:s text:c="8"/>Normal <text:s text:c="2"/>SuccessfulCreate <text:s text:c="2"/>job/hello-cronjob-29042477 <text:s text:c="8"/>Created pod: hello-cronjob-29042477-b8xtr</text:p>
      <text:p text:style-name="P13">18m <text:s text:c="8"/>Normal <text:s text:c="2"/>SuccessfulCreate <text:s text:c="2"/>cronjob/hello-cronjob <text:s text:c="13"/>Created job hello-cronjob-29042471</text:p>
      <text:p text:style-name="P13">17m <text:s text:c="8"/>Normal <text:s text:c="2"/>SuccessfulCreate <text:s text:c="2"/>cronjob/hello-cronjob <text:s text:c="13"/>Created job hello-cronjob-29042472</text:p>
      <text:p text:style-name="P13">16m <text:s text:c="8"/>Normal <text:s text:c="2"/>SuccessfulCreate <text:s text:c="2"/>cronjob/hello-cronjob <text:s text:c="13"/>Created job hello-cronjob-29042473</text:p>
      <text:p text:style-name="P13">15m <text:s text:c="8"/>Normal <text:s text:c="2"/>SuccessfulCreate <text:s text:c="2"/>cronjob/hello-cronjob <text:s text:c="13"/>Created job hello-cronjob-29042474</text:p>
      <text:p text:style-name="P13">14m <text:s text:c="8"/>Normal <text:s text:c="2"/>SuccessfulCreate <text:s text:c="2"/>cronjob/hello-cronjob <text:s text:c="13"/>Created job hello-cronjob-29042475</text:p>
      <text:p text:style-name="P13">13m <text:s text:c="8"/>Normal <text:s text:c="2"/>SuccessfulCreate <text:s text:c="2"/>cronjob/hello-cronjob <text:s text:c="13"/>Created job hello-cronjob-29042476</text:p>
      <text:p text:style-name="P13">12m <text:s text:c="8"/>Normal <text:s text:c="2"/>SuccessfulCreate <text:s text:c="2"/>cronjob/hello-cronjob <text:s text:c="13"/>Created job hello-cronjob-29042477</text:p>
      <text:p text:style-name="P13">27m <text:s text:c="8"/>Normal <text:s text:c="2"/>Scheduled <text:s text:c="9"/>pod/hello-job-x5v9m <text:s text:c="15"/>Successfully assigned default/hello-job-x5v9m to micberd</text:p>
      <text:p text:style-name="P13">27m <text:s text:c="8"/>Normal <text:s text:c="2"/>Pulling <text:s text:c="11"/>pod/hello-job-x5v9m <text:s text:c="15"/>Pulling image "busybox"</text:p>
      <text:p text:style-name="P13">27m <text:s text:c="8"/>Normal <text:s text:c="2"/>Pulled <text:s text:c="12"/>pod/hello-job-x5v9m <text:s text:c="15"/>Successfully pulled image "busybox" in 19.157s (19.157s including waiting). Image size: 2156519 bytes.</text:p>
      <text:p text:style-name="P13">27m <text:s text:c="8"/>Normal <text:s text:c="2"/>Created <text:s text:c="11"/>pod/hello-job-x5v9m <text:s text:c="15"/>Created container: hello-container</text:p>
      <text:p text:style-name="P13">27m <text:s text:c="8"/>Normal <text:s text:c="2"/>Started <text:s text:c="11"/>pod/hello-job-x5v9m <text:s text:c="15"/>Started container hello-container</text:p>
      <text:p text:style-name="P13">27m <text:s text:c="8"/>Normal <text:s text:c="2"/>SuccessfulCreate <text:s text:c="2"/>job/hello-job <text:s text:c="21"/>Created pod: hello-job-x5v9m</text:p>
      <text:p text:style-name="P13">27m <text:s text:c="8"/>Normal <text:s text:c="2"/>Completed <text:s text:c="9"/>job/hello-job <text:s text:c="21"/>Job completed</text:p>
      <text:p text:style-name="P13">micheal@MicBerd:~/k8s-demo$ sudo kubectl get secrets</text:p>
      <text:p text:style-name="P13">NAME <text:s text:c="9"/>TYPE <text:s text:c="4"/>DATA <text:s text:c="2"/>AGE</text:p>
      <text:p text:style-name="P13">demo-secret <text:s text:c="2"/>Opaque <text:s text:c="2"/>1 <text:s text:c="5"/>12m</text:p>
      <text:p text:style-name="P13">micheal@MicBerd:~/k8s-demo$ sudo kubectl get secrets -o json</text:p>
      <text:p text:style-name="P13">{</text:p>
      <text:p text:style-name="P13"><text:s text:c="4"/>"apiVersion": "v1",</text:p>
      <text:p text:style-name="P13"><text:s text:c="4"/>"items": [</text:p>
      <text:p text:style-name="P13"><text:s text:c="8"/>{</text:p>
      <text:p text:style-name="P13"><text:soft-page-break/><text:s text:c="12"/>"apiVersion": "v1",</text:p>
      <text:p text:style-name="P13"><text:s text:c="12"/>"data": {</text:p>
      <text:p text:style-name="P13"><text:s text:c="16"/>"password": "cGFzc3dvcmQ="</text:p>
      <text:p text:style-name="P13"><text:s text:c="12"/>},</text:p>
      <text:p text:style-name="P13"><text:s text:c="12"/>"kind": "Secret",</text:p>
      <text:p text:style-name="P13"><text:s text:c="12"/>"metadata": {</text:p>
      <text:p text:style-name="P13"><text:s text:c="16"/>"annotations": {</text:p>
      <text:p text:style-name="P13"><text:s text:c="20"/>"kubectl.kubernetes.io/last-applied-configuration": "{\"apiVersion\":\"v1\",\"data\":{\"password\":\"cGFzc3dvcmQ=\"},\"kind\":\"Secret\",\"metadata\":{\"annotations\":{},\"name\":\"demo-secret\",\"namespace\":\"default\"},\"type\":\"Opaque\"}\n"</text:p>
      <text:p text:style-name="P13"><text:s text:c="16"/>},</text:p>
      <text:p text:style-name="P13"><text:s text:c="16"/>"creationTimestamp": "2025-03-21T09:21:46Z",</text:p>
      <text:p text:style-name="P13"><text:s text:c="16"/>"name": "demo-secret",</text:p>
      <text:p text:style-name="P13"><text:s text:c="16"/>"namespace": "default",</text:p>
      <text:p text:style-name="P13"><text:s text:c="16"/>"resourceVersion": "6090",</text:p>
      <text:p text:style-name="P13"><text:s text:c="16"/>"uid": "4bfc5121-c6e4-4931-b729-b1096579a0dc"</text:p>
      <text:p text:style-name="P13"><text:s text:c="12"/>},</text:p>
      <text:p text:style-name="P13"><text:s text:c="12"/>"type": "Opaque"</text:p>
      <text:p text:style-name="P13"><text:s text:c="8"/>}</text:p>
      <text:p text:style-name="P13"><text:s text:c="4"/>],</text:p>
      <text:p text:style-name="P13"><text:s text:c="4"/>"kind": "List",</text:p>
      <text:p text:style-name="P13"><text:s text:c="4"/>"metadata": {</text:p>
      <text:p text:style-name="P13"><text:s text:c="8"/>"resourceVersion": ""</text:p>
      <text:p text:style-name="P13"><text:s text:c="4"/>}</text:p>
      <text:p text:style-name="P13">}</text:p>
      <text:p text:style-name="P13">micheal@MicBerd:~/k8s-demo$ sudo kubectl get secrets -o xml</text:p>
      <text:p text:style-name="P13">error: unable to match a printer suitable for the output format "xml", allowed formats are: custom-columns,custom-columns-file,go-template,go-template-file,json,jsonpath,jsonpath-as-json,jsonpath-file,name,template,templatefile,wide,yaml</text:p>
      <text:p text:style-name="P13">micheal@MicBerd:~/k8s-demo$ sudo kubectl get secrets -o bson</text:p>
      <text:p text:style-name="P13">error: unable to match a printer suitable for the output format "bson", allowed formats are: custom-columns,custom-columns-file,go-template,go-template-file,json,jsonpath,jsonpath-as-json,jsonpath-file,name,template,templatefile,wide,yaml</text:p>
      <text:p text:style-name="P13">micheal@MicBerd:~/k8s-demo$ sudo kubectl get secrets -o yaml</text:p>
      <text:p text:style-name="P13">apiVersion: v1</text:p>
      <text:p text:style-name="P13"><text:soft-page-break/>items:</text:p>
      <text:p text:style-name="P13">- apiVersion: v1</text:p>
      <text:p text:style-name="P13"><text:s text:c="2"/>data:</text:p>
      <text:p text:style-name="P13"><text:s text:c="4"/>password: cGFzc3dvcmQ=</text:p>
      <text:p text:style-name="P13"><text:s text:c="2"/>kind: Secret</text:p>
      <text:p text:style-name="P13"><text:s text:c="2"/>metadata:</text:p>
      <text:p text:style-name="P13"><text:s text:c="4"/>annotations:</text:p>
      <text:p text:style-name="P13"><text:s text:c="6"/>kubectl.kubernetes.io/last-applied-configuration: |</text:p>
      <text:p text:style-name="P13"><text:s text:c="8"/>{"apiVersion":"v1","data":{"password":"cGFzc3dvcmQ="},"kind":"Secret","metadata":{"annotations":{},"name":"demo-secret","namespace":"default"},"type":"Opaque"}</text:p>
      <text:p text:style-name="P13"><text:s text:c="4"/>creationTimestamp: "2025-03-21T09:21:46Z"</text:p>
      <text:p text:style-name="P13"><text:s text:c="4"/>name: demo-secret</text:p>
      <text:p text:style-name="P13"><text:s text:c="4"/>namespace: default</text:p>
      <text:p text:style-name="P13"><text:s text:c="4"/>resourceVersion: "6090"</text:p>
      <text:p text:style-name="P13"><text:s text:c="4"/>uid: 4bfc5121-c6e4-4931-b729-b1096579a0dc</text:p>
      <text:p text:style-name="P13"><text:s text:c="2"/>type: Opaque</text:p>
      <text:p text:style-name="P13">kind: List</text:p>
      <text:p text:style-name="P13">metadata:</text:p>
      <text:p text:style-name="P13"><text:s text:c="2"/>resourceVersion: ""</text:p>
      <text:p text:style-name="P13">micheal@MicBerd:~/k8s-demo$ </text:p>
      <text:p text:style-name="P13"/>
      <text:p text:style-name="P13"/>
      <text:p text:style-name="P13">micheal@MicBerd:~/k8s-demo$ python3 webapp.py </text:p>
      <text:p text:style-name="P13"><text:s/>* Serving Flask app 'webapp'</text:p>
      <text:p text:style-name="P13"><text:s/>* Debug mode: off</text:p>
      <text:p text:style-name="P13">WARNING: This is a development server. Do not use it in a production deployment. Use a production WSGI server instead.</text:p>
      <text:p text:style-name="P13"><text:s/>* Running on all addresses (0.0.0.0)</text:p>
      <text:p text:style-name="P13"><text:s/>* Running on http://127.0.0.1:5000</text:p>
      <text:p text:style-name="P13"><text:s/>* Running on http://10.106.116.112:5000</text:p>
      <text:p text:style-name="P13">Press CTRL+C to quit</text:p>
      <text:p text:style-name="P13">10.106.116.112 - - [21/Mar/2025 15:13:13] code 400, message Bad request version ('\x02h2\x08http/1.1DÍ\x00\x05\x00\x03\x02h2\x00\x1b\x00\x03\x02\x00\x02\x00')</text:p>
      <text:p text:style-name="P13">10.106.116.112 - - [21/Mar/2025 15:13:13] "\x16\x03\x01\x06À\x01\x00\x06¼\x03\x03ãê\x10\x9e¨_ÓÎs\x17(Ä\x18ñ\x9e¶d =6pkÒ$Î\x8bVå\x18Îàô \x8d]öÝ\x9a½^#¦2hî÷£\x7fvM\x83Ë5\x04»\<text:soft-page-break/>x9cJM\x8béÛ&lt;\\vý\x00 ZZ\x13\x01\x13\x02\x13\x03À+À/À,À0Ì©Ì¨À\x13À\x14\x00\x9c\x00\x9d\x00/\x005\x01\x00\x06S::\x00\x00\x00\x10\x00\x0e\x00\x0c\x02h2\x08http/1.1DÍ\x00\x05\x00\x03\x02h2\x00\x1b\x00\x03\x02\x00\x02\x00" HTTPStatus.BAD_REQUEST -</text:p>
      <text:p text:style-name="P13">10.106.116.112 - - [21/Mar/2025 15:13:13] code 400, message Bad request version ('ÀçÔ\x8fI#\x80Ô\x03²û«\x16×D\x91\x8fâc\x8f4eF\x18\x92+\x02&amp;A¬eE|ÏÊ¬Ëù\x07a8')</text:p>
      <text:p text:style-name="P13">10.106.116.112 - - [21/Mar/2025 15:13:13] "\x16\x03\x01\x06à\x01\x00\x06Ü\x03\x03ê÷:\x1e)è\x88wãX|Jxs\x9a®;c\x89\x91&gt;\x1f½8òÍ\x12ÆwÌx\x8f ÛA\x03HÜ3\x08Óï3¼\x0b&lt;z` [\x94\x04;Oø\x06J\x92é`G6H&amp;5\x00 **\x13\x01\x13\x02\x13\x03À+À/À,À0Ì©Ì¨À\x13À\x14\x00\x9c\x00\x9d\x00/\x005\x01\x00\x06sÚÚ\x00\x00\x00\x10\x00\x0e\x00\x0c\x02h2\x08http/1.1\x00\x12\x00\x00\x00+\x00\x07\x06jj\x03\x04\x03\x03\x00#\x00\x00ÿ\x01\x00\x01\x00\x00\x0b\x00\x02\x01\x00\x00\x0d\x00\x12\x00\x10\x04\x03\x08\x04\x04\x01\x05\x03\x08\x05\x05\x01\x08\x06\x06\x01DÍ\x00\x05\x00\x03\x02h2\x00\x17\x00\x00\x00\x1b\x00\x03\x02\x00\x02\x00\x05\x00\x05\x01\x00\x00\x00\x00þ\x0d\x00ú\x00\x00\x01\x00\x01ø\x00 \x06\x14I1_qnÂ\x1b8\x9dr*k\x9fÊ¢\x18\x98dY&gt;O`\x0eÿáM¬\x81W\x0b\x00Ð\x03@ÏÞüm\x14ø³È\x9b\x06\x0d\x92\x08ã;lÍì\x17÷]\x1e\x7f ¸ÿI\x80\x8a cjZ\x99:ÔÔ*ªg¯\x85\x89k\x04}@{à¯\x99W\x1a\x9f¿3^j}Cø¡LC¨\x95SZ¶¨£\x92\x16\x09û@É(\x15m¢ó5Ùî§;\x0eJÑ²äµ&gt;Õhs[\x0d,\x93è·µL\x9cÁò\x9ee\x93\x94\x06ªRôO\x80&lt;kI:#ÔÜ\x99#\x03\x94\x1e\x8fôJÕ`IÅ\x13{\x17\x08\x18\x07\x1cTÇA&lt;\x9b\x87Ò\\)(ú\x11ÜÏ\x0f\x0dË\x04³û¨\x97°¥³©÷2âTåB,\x8a\x0c&gt;\x0eôÛÞ½\x08\x17tm¨Yõ¬K\x0f{'6\x86\x1fÒ"¹øjg\x00-\x00\x02\x01\x01\x003\x04ï\x04íÊÊ\x00\x01\x00\x11ì\x04À\x7f±dW´t·\x0c\x15\x1b\x18jR&lt;\x88]\x94zyÊÅ&gt;æ&amp;\x99\x19\x0bö\x93\x8düe:\x0fÀÄ/æ^WÃ=ryzÛ\x09\x0dóçLè»y¢««ù\x90A;iÍÐ÷¶\x17\x89\x85Ä\x1c´\x1f&amp;[¡ö¤ky\x0b\x8eÉÌ¦ûp3!BÒÓ\x97©\x1cÀçÔ\x8fI#\x80Ô\x03²û«\x16×D\x91\x8fâc\x8f4eF\x18\x92+\x02&amp;A¬eE|ÏÊ¬Ëù\x07a8" HTTPStatus.BAD_REQUEST -</text:p>
      <text:p text:style-name="P13">10.106.116.112 - - [21/Mar/2025 15:13:17] "GET / HTTP/1.1" 404 -</text:p>
      <text:p text:style-name="P13">10.106.116.112 - - [21/Mar/2025 15:13:17] "GET /favicon.ico HTTP/1.1" 404 -</text:p>
      <text:p text:style-name="P13">127.0.0.1 - - [21/Mar/2025 15:13:26] "GET / HTTP/1.1" 404 -</text:p>
      <text:p text:style-name="P13">127.0.0.1 - - [21/Mar/2025 15:13:26] "GET /favicon.ico HTTP/1.1" 404 -</text:p>
      <text:p text:style-name="P13">127.0.0.1 - - [21/Mar/2025 15:13:36] "GET /ping HTTP/1.1" 200 -</text:p>
      <text:p text:style-name="P13">^Cmicheal@MicBerd:~/k8s-demo$ </text:p>
      <text:p text:style-name="P13">micheal@MicBerd:~/k8s-demo$ </text:p>
      <text:p text:style-name="P13">micheal@MicBerd:~/k8s-demo$ sudo kubectl get nodes</text:p>
      <text:p text:style-name="P13">NAME <text:s text:c="5"/>STATUS <text:s text:c="2"/>ROLES <text:s text:c="17"/>AGE <text:s text:c="4"/>VERSION</text:p>
      <text:p text:style-name="P13">micberd <text:s text:c="2"/>Ready <text:s text:c="3"/>control-plane,master <text:s text:c="2"/>5h52m <text:s text:c="2"/>v1.31.6+k3s1</text:p>
      <text:p text:style-name="P13">micheal@MicBerd:~/k8s-demo$ sudo docker images</text:p>
      <text:p text:style-name="P13">REPOSITORY <text:s text:c="2"/>TAG <text:s text:c="6"/>IMAGE ID <text:s text:c="2"/>CREATED <text:s text:c="2"/>SIZE</text:p>
      <text:p text:style-name="P13"><text:soft-page-break/>micheal@MicBerd:~/k8s-demo$ ls</text:p>
      <text:p text:style-name="P13">configmap.yaml <text:s/>cronjob.yaml <text:s/>deployment.yaml <text:s/>Dockerfile <text:s/>job.yaml <text:s/>merged_output.txt <text:s/>pod.yaml <text:s/>pv-pvc.yaml <text:s/>README.md <text:s/>secret.yaml <text:s/>statefulset.yaml <text:s/>webapp.py</text:p>
      <text:p text:style-name="P13">micheal@MicBerd:~/k8s-demo$ cat Dockerfile </text:p>
      <text:p text:style-name="P13">FROM python:3.7-slim</text:p>
      <text:p text:style-name="P13"/>
      <text:p text:style-name="P13">WORKDIR /app</text:p>
      <text:p text:style-name="P13"/>
      <text:p text:style-name="P13">RUN pip install pipenv &amp;&amp; \</text:p>
      <text:p text:style-name="P13"><text:s text:c="2"/>apt-get update &amp;&amp; \</text:p>
      <text:p text:style-name="P13"><text:s text:c="2"/>apt-get install -y --no-install-recommends gcc python3-dev libssl-dev &amp;&amp; \</text:p>
      <text:p text:style-name="P13"><text:s text:c="2"/>pip3 install flask &amp;&amp; \</text:p>
      <text:p text:style-name="P13"><text:s text:c="2"/>apt-get remove -y gcc python3-dev libssl-dev &amp;&amp; \</text:p>
      <text:p text:style-name="P13"><text:s text:c="2"/>apt-get autoremove -y &amp;&amp; \</text:p>
      <text:p text:style-name="P13"><text:s text:c="2"/>pip uninstall pipenv -y</text:p>
      <text:p text:style-name="P13"/>
      <text:p text:style-name="P13">COPY webapp.py ./</text:p>
      <text:p text:style-name="P13"/>
      <text:p text:style-name="P13">CMD ["python", "webapp.py"]</text:p>
      <text:p text:style-name="P13">micheal@MicBerd:~/k8s-demo$ ^C</text:p>
      <text:p text:style-name="P13">micheal@MicBerd:~/k8s-demo$ sudo kubectl get nodes</text:p>
      <text:p text:style-name="P13">[sudo] password for micheal: </text:p>
      <text:p text:style-name="P13">\\NAME <text:s text:c="5"/>STATUS <text:s text:c="2"/>ROLES <text:s text:c="17"/>AGE <text:s text:c="2"/>VERSION</text:p>
      <text:p text:style-name="P13">micberd <text:s text:c="2"/>Ready <text:s text:c="3"/>control-plane,master <text:s text:c="2"/>10h <text:s text:c="2"/>v1.31.6+k3s1</text:p>
      <text:p text:style-name="P13">micheal@MicBerd:~/k8s-demo$ sudo kubectl get pods</text:p>
      <text:p text:style-name="P13">NAME <text:s text:c="13"/>READY <text:s text:c="2"/>STATUS <text:s text:c="5"/>RESTARTS <text:s text:c="2"/>AGE</text:p>
      <text:p text:style-name="P13">hello-job-x5v9m <text:s text:c="2"/>0/1 <text:s text:c="4"/>Completed <text:s text:c="2"/>0 <text:s text:c="9"/>4h57m</text:p>
      <text:p text:style-name="P13">micheal@MicBerd:~/k8s-demo$ sudo kubectl get deployments</text:p>
      <text:p text:style-name="P13">No resources found in default namespace.</text:p>
      <text:p text:style-name="P13">micheal@MicBerd:~/k8s-demo$ docker build -t my-flask-app .</text:p>
      <text:p text:style-name="P13">ERROR: permission denied while trying to connect to the Docker daemon socket at unix:///var/run/docker.sock: Head "http://%2Fvar%2Frun%2Fdocker.sock/_ping": dial unix /var/run/docker.sock: connect: permission denied</text:p>
      <text:p text:style-name="P13">micheal@MicBerd:~/k8s-demo$ sudo docker build -t my-flask-app .</text:p>
      <text:p text:style-name="P13"><text:soft-page-break/>[+] Building 0.2s (2/2) FINISHED <text:s text:c="155"/>docker:default</text:p>
      <text:p text:style-name="P13"><text:s/>=&gt; [internal] load build definition from Dockerfile <text:s text:c="145"/>0.1s</text:p>
      <text:p text:style-name="P13"><text:s/>=&gt; =&gt; transferring dockerfile: 383B <text:s text:c="161"/>0.0s</text:p>
      <text:p text:style-name="P13"><text:s/>=&gt; ERROR [internal] load metadata for docker.io/library/python:3.7-slim <text:s text:c="125"/>0.0s</text:p>
      <text:p text:style-name="P13">------</text:p>
      <text:p text:style-name="P13"><text:s/>&gt; [internal] load metadata for docker.io/library/python:3.7-slim:</text:p>
      <text:p text:style-name="P13">------</text:p>
      <text:p text:style-name="P13">Dockerfile:1</text:p>
      <text:p text:style-name="P13">--------------------</text:p>
      <text:p text:style-name="P13"><text:s text:c="3"/>1 | &gt;&gt;&gt; FROM python:3.7-slim</text:p>
      <text:p text:style-name="P13"><text:s text:c="3"/>2 | <text:s text:c="4"/></text:p>
      <text:p text:style-name="P13"><text:s text:c="3"/>3 | <text:s text:c="4"/>WORKDIR /app</text:p>
      <text:p text:style-name="P13">--------------------</text:p>
      <text:p text:style-name="P13">ERROR: failed to solve: python:3.7-slim: failed to resolve source metadata for docker.io/library/python:3.7-slim: failed to do request: Head "https://registry-1.docker.io/v2/library/python/manifests/3.7-slim": dial tcp: lookup registry-1.docker.io on 127.0.0.53:53: server misbehaving</text:p>
      <text:p text:style-name="P13">micheal@MicBerd:~/k8s-demo$ sudo docker build -t my-flask-app .</text:p>
      <text:p text:style-name="P13">[+] Building 221.4s (9/9) FINISHED <text:s text:c="153"/>docker:default</text:p>
      <text:p text:style-name="P13"><text:s/>=&gt; [internal] load build definition from Dockerfile <text:s text:c="145"/>0.0s</text:p>
      <text:p text:style-name="P13"><text:s/>=&gt; =&gt; transferring dockerfile: 383B <text:s text:c="161"/>0.0s</text:p>
      <text:p text:style-name="P13"><text:s/>=&gt; [internal] load metadata for docker.io/library/python:3.7-slim <text:s text:c="131"/>6.5s</text:p>
      <text:p text:style-name="P13"><text:s/>=&gt; [internal] load .dockerignore <text:s text:c="164"/>0.0s</text:p>
      <text:p text:style-name="P13"><text:s/>=&gt; =&gt; transferring context: 2B <text:s text:c="166"/>0.0s</text:p>
      <text:p text:style-name="P13"><text:soft-page-break/><text:s/>=&gt; [1/4] FROM docker.io/library/python:3.7-slim@sha256:b53f496ca43e5af6994f8e316cf03af31050bf7944e0e4a308ad86c001cf028b <text:s text:c="75"/>156.9s</text:p>
      <text:p text:style-name="P13"><text:s/>=&gt; =&gt; resolve docker.io/library/python:3.7-slim@sha256:b53f496ca43e5af6994f8e316cf03af31050bf7944e0e4a308ad86c001cf028b <text:s text:c="77"/>0.0s</text:p>
      <text:p text:style-name="P13"><text:s/>=&gt; =&gt; sha256:ffd28e36ef37b3a4a24f6a771a48d7c5499ea42d6309ac911a3f699e122060be 1.37kB / 1.37kB <text:s text:c="103"/>0.0s</text:p>
      <text:p text:style-name="P13"><text:s/>=&gt; =&gt; sha256:a255ffcb469f2ec40f2958a76beb0c2bbebfe92ce9af67a9b48d84b4cb695ac8 7.54kB / 7.54kB <text:s text:c="103"/>0.0s</text:p>
      <text:p text:style-name="P13"><text:s/>=&gt; =&gt; sha256:a803e7c4b030119420574a882a52b6431e160fceb7620f61b525d49bc2d58886 29.12MB / 29.12MB <text:s text:c="99"/>155.7s</text:p>
      <text:p text:style-name="P13"><text:s/>=&gt; =&gt; sha256:bf3336e84c8e00632cdea35b18fec9a5691711bdc8ac885e3ef54a3d5ff500ba 3.50MB / 3.50MB <text:s text:c="102"/>89.0s</text:p>
      <text:p text:style-name="P13"><text:s/>=&gt; =&gt; sha256:8973eb85275f19b8d72c6047560629116ad902397e5c1885b2508788197de28b 11.38MB / 11.38MB <text:s text:c="99"/>112.2s</text:p>
      <text:p text:style-name="P13"><text:s/>=&gt; =&gt; sha256:b53f496ca43e5af6994f8e316cf03af31050bf7944e0e4a308ad86c001cf028b 1.86kB / 1.86kB <text:s text:c="103"/>0.0s</text:p>
      <text:p text:style-name="P13"><text:s/>=&gt; =&gt; sha256:f9afc3cc0135aad884dad502f28a5b3d8cd32565116131da818ebf2ea6d46095 244B / 244B <text:s text:c="106"/>91.1s</text:p>
      <text:p text:style-name="P13"><text:s/>=&gt; =&gt; sha256:39312d8b4ab77de264678427265a2668073675bb8666caf723da18c9e4b7e3fc 3.13MB / 3.13MB <text:s text:c="101"/>120.6s</text:p>
      <text:p text:style-name="P13"><text:s/>=&gt; =&gt; extracting sha256:a803e7c4b030119420574a882a52b6431e160fceb7620f61b525d49bc2d58886 <text:s text:c="108"/>0.5s</text:p>
      <text:p text:style-name="P13"><text:s/>=&gt; =&gt; extracting sha256:bf3336e84c8e00632cdea35b18fec9a5691711bdc8ac885e3ef54a3d5ff500ba <text:s text:c="108"/>0.1s</text:p>
      <text:p text:style-name="P13"><text:s/>=&gt; =&gt; extracting sha256:8973eb85275f19b8d72c6047560629116ad902397e5c1885b2508788197de28b <text:s text:c="108"/>0.2s</text:p>
      <text:p text:style-name="P13"><text:s/>=&gt; =&gt; extracting sha256:f9afc3cc0135aad884dad502f28a5b3d8cd32565116131da818ebf2ea6d46095 <text:s text:c="108"/>0.0s</text:p>
      <text:p text:style-name="P13"><text:soft-page-break/><text:s/>=&gt; =&gt; extracting sha256:39312d8b4ab77de264678427265a2668073675bb8666caf723da18c9e4b7e3fc <text:s text:c="108"/>0.1s</text:p>
      <text:p text:style-name="P13"><text:s/>=&gt; [internal] load build context <text:s text:c="164"/>0.0s</text:p>
      <text:p text:style-name="P13"><text:s/>=&gt; =&gt; transferring context: 563B <text:s text:c="164"/>0.0s</text:p>
      <text:p text:style-name="P13"><text:s/>=&gt; [2/4] WORKDIR /app <text:s text:c="175"/>0.1s</text:p>
      <text:p text:style-name="P13"><text:s/>=&gt; [3/4] RUN pip install pipenv &amp;&amp; <text:s text:c="2"/>apt-get update &amp;&amp; <text:s text:c="2"/>apt-get install -y --no-install-recommends gcc python3-dev libssl-dev &amp;&amp; <text:s text:c="2"/>pip3 install flask &amp;&amp; <text:s text:c="2"/>apt-get remove -y gcc python3-dev libs <text:s/>56.9s</text:p>
      <text:p text:style-name="P13"><text:s/>=&gt; [4/4] COPY webapp.py ./ <text:s text:c="170"/>0.1s </text:p>
      <text:p text:style-name="P13"><text:s/>=&gt; exporting to image <text:s text:c="175"/>0.4s </text:p>
      <text:p text:style-name="P13"><text:s/>=&gt; =&gt; exporting layers <text:s text:c="174"/>0.4s </text:p>
      <text:p text:style-name="P13"><text:s/>=&gt; =&gt; writing image sha256:3f163164e927a66a37ca12b158a4dc8f6a83132c1defc8e3e46e06d9de5d2b60 <text:s text:c="105"/>0.0s </text:p>
      <text:p text:style-name="P13"><text:s/>=&gt; =&gt; naming to docker.io/library/my-flask-app <text:s text:c="150"/>0.0s </text:p>
      <text:p text:style-name="P13">micheal@MicBerd:~/k8s-demo$ docker images</text:p>
      <text:p text:style-name="P13">permission denied while trying to connect to the Docker daemon socket at unix:///var/run/docker.sock: Head "http://%2Fvar%2Frun%2Fdocker.sock/_ping": dial unix /var/run/docker.sock: connect: permission denied</text:p>
      <text:p text:style-name="P13">micheal@MicBerd:~/k8s-demo$ sudo docker images</text:p>
      <text:p text:style-name="P13">REPOSITORY <text:s text:c="4"/>TAG <text:s text:c="6"/>IMAGE ID <text:s text:c="6"/>CREATED <text:s text:c="9"/>SIZE</text:p>
      <text:p text:style-name="P13">my-flask-app <text:s text:c="2"/>latest <text:s text:c="3"/>3f163164e927 <text:s text:c="2"/>22 seconds ago <text:s text:c="2"/>205MB</text:p>
      <text:p text:style-name="P13">micheal@MicBerd:~/k8s-demo$ docker run -p 5000:5000 my-flask-app</text:p>
      <text:p text:style-name="P13">docker: permission denied while trying to connect to the Docker daemon socket at unix:///var/run/docker.sock: Head "http://%2Fvar%2Frun%2Fdocker.sock/_ping": dial unix /var/run/docker.sock: connect: permission denied.</text:p>
      <text:p text:style-name="P13">See 'docker run --help'.</text:p>
      <text:p text:style-name="P13"><text:soft-page-break/>micheal@MicBerd:~/k8s-demo$ sudo docker run -p 5000:5000 my-flask-app</text:p>
      <text:p text:style-name="P13"><text:s/>* Serving Flask app 'webapp'</text:p>
      <text:p text:style-name="P13"><text:s/>* Debug mode: off</text:p>
      <text:p text:style-name="P13">WARNING: This is a development server. Do not use it in a production deployment. Use a production WSGI server instead.</text:p>
      <text:p text:style-name="P13"><text:s/>* Running on all addresses (0.0.0.0)</text:p>
      <text:p text:style-name="P13"><text:s/>* Running on http://127.0.0.1:5000</text:p>
      <text:p text:style-name="P13"><text:s/>* Running on http://172.17.0.2:5000</text:p>
      <text:p text:style-name="P13">Press CTRL+C to quit</text:p>
      <text:p text:style-name="P13">172.17.0.1 - - [21/Mar/2025 14:09:58] "GET / HTTP/1.1" 404 -</text:p>
      <text:p text:style-name="P13">172.17.0.1 - - [21/Mar/2025 14:10:04] "GET /ping HTTP/1.1" 200 -</text:p>
      <text:p text:style-name="P13">172.17.0.1 - - [21/Mar/2025 14:12:56] "GET /ping HTTP/1.1" 200 -</text:p>
      <text:p text:style-name="P13">172.17.0.1 - - [21/Mar/2025 14:12:58] "GET / HTTP/1.1" 404 -</text:p>
      <text:p text:style-name="P13">172.17.0.1 - - [21/Mar/2025 14:13:00] "GET / HTTP/1.1" 404 -</text:p>
      <text:p text:style-name="P13">^Z^Cmicheal@MicBerd:~/k8s-demo$ </text:p>
      <text:p text:style-name="P13">micheal@MicBerd:~/k8s-demo$ </text:p>
      <text:p text:style-name="P13">micheal@MicBerd:~/k8s-demo$ sudo docker run -p 5000:5000 my-flask-app</text:p>
      <text:p text:style-name="P13"><text:s/>* Serving Flask app 'webapp'</text:p>
      <text:p text:style-name="P13"><text:s/>* Debug mode: off</text:p>
      <text:p text:style-name="P13">WARNING: This is a development server. Do not use it in a production deployment. Use a production WSGI server instead.</text:p>
      <text:p text:style-name="P13"><text:s/>* Running on all addresses (0.0.0.0)</text:p>
      <text:p text:style-name="P13"><text:s/>* Running on http://127.0.0.1:5000</text:p>
      <text:p text:style-name="P13"><text:s/>* Running on http://172.17.0.2:5000</text:p>
      <text:p text:style-name="P13">Press CTRL+C to quit</text:p>
      <text:p text:style-name="P13">172.17.0.1 - - [21/Mar/2025 14:13:35] "GET / HTTP/1.1" 404 -</text:p>
      <text:p text:style-name="P13">172.17.0.1 - - [21/Mar/2025 14:13:36] "GET / HTTP/1.1" 404 -</text:p>
      <text:p text:style-name="P13">172.17.0.1 - - [21/Mar/2025 14:13:36] "GET / HTTP/1.1" 404 -</text:p>
      <text:p text:style-name="P13">172.17.0.1 - - [21/Mar/2025 14:13:36] "GET / HTTP/1.1" 404 -</text:p>
      <text:p text:style-name="P13">172.17.0.1 - - [21/Mar/2025 14:13:36] "GET / HTTP/1.1" 404 -</text:p>
      <text:p text:style-name="P13">172.17.0.1 - - [21/Mar/2025 14:13:36] "GET / HTTP/1.1" 404 -</text:p>
      <text:p text:style-name="P13">172.17.0.1 - - [21/Mar/2025 14:13:37] "GET / HTTP/1.1" 404 -</text:p>
      <text:p text:style-name="P13">172.17.0.1 - - [21/Mar/2025 14:13:37] "GET / HTTP/1.1" 404 -</text:p>
      <text:p text:style-name="P13">^Cmicheal@MicBerd:~/k8s-demo$ </text:p>
      <text:p text:style-name="P13">micheal@MicBerd:~/k8s-demo$ </text:p>
      <text:p text:style-name="P13"><text:soft-page-break/>micheal@MicBerd:~/k8s-demo$ sudo docker ps</text:p>
      <text:p text:style-name="P13">CONTAINER ID <text:s text:c="2"/>IMAGE <text:s text:c="4"/>COMMAND <text:s text:c="2"/>CREATED <text:s text:c="2"/>STATUS <text:s text:c="3"/>PORTS <text:s text:c="4"/>NAMES</text:p>
      <text:p text:style-name="P13">micheal@MicBerd:~/k8s-demo$ sudo docker run -p 5000:5000 my-flask-app</text:p>
      <text:p text:style-name="P13"><text:s/>* Serving Flask app 'webapp'</text:p>
      <text:p text:style-name="P13"><text:s/>* Debug mode: off</text:p>
      <text:p text:style-name="P13">WARNING: This is a development server. Do not use it in a production deployment. Use a production WSGI server instead.</text:p>
      <text:p text:style-name="P13"><text:s/>* Running on all addresses (0.0.0.0)</text:p>
      <text:p text:style-name="P13"><text:s/>* Running on http://127.0.0.1:5000</text:p>
      <text:p text:style-name="P13"><text:s/>* Running on http://172.17.0.2:5000</text:p>
      <text:p text:style-name="P13">Press CTRL+C to quit</text:p>
      <text:p text:style-name="P13">micheal@MicBerd:~/k8s-demo$ sudo docker build -t my-flask-app .</text:p>
      <text:p text:style-name="P13">[+] Building 2.5s (9/9) FINISHED <text:s text:c="155"/>docker:default</text:p>
      <text:p text:style-name="P13"><text:s/>=&gt; [internal] load build definition from Dockerfile <text:s text:c="145"/>0.0s</text:p>
      <text:p text:style-name="P13"><text:s/>=&gt; =&gt; transferring dockerfile: 383B <text:s text:c="161"/>0.0s</text:p>
      <text:p text:style-name="P13"><text:s/>=&gt; [internal] load metadata for docker.io/library/python:3.7-slim <text:s text:c="131"/>2.4s</text:p>
      <text:p text:style-name="P13"><text:s/>=&gt; [internal] load .dockerignore <text:s text:c="164"/>0.0s</text:p>
      <text:p text:style-name="P13"><text:s/>=&gt; =&gt; transferring context: 2B <text:s text:c="166"/>0.0s</text:p>
      <text:p text:style-name="P13"><text:s/>=&gt; [1/4] FROM docker.io/library/python:3.7-slim@sha256:b53f496ca43e5af6994f8e316cf03af31050bf7944e0e4a308ad86c001cf028b <text:s text:c="77"/>0.0s</text:p>
      <text:p text:style-name="P13"><text:s/>=&gt; [internal] load build context <text:s text:c="164"/>0.0s</text:p>
      <text:p text:style-name="P13"><text:s/>=&gt; =&gt; transferring context: 272B <text:s text:c="164"/>0.0s</text:p>
      <text:p text:style-name="P13"><text:s/>=&gt; CACHED [2/4] WORKDIR /app <text:s text:c="168"/>0.0s</text:p>
      <text:p text:style-name="P13"><text:soft-page-break/><text:s/>=&gt; CACHED [3/4] RUN pip install pipenv &amp;&amp; <text:s text:c="2"/>apt-get update &amp;&amp; <text:s text:c="2"/>apt-get install -y --no-install-recommends gcc python3-dev libssl-dev &amp;&amp; <text:s text:c="2"/>pip3 install flask &amp;&amp; <text:s text:c="2"/>apt-get remove -y gcc python3-de <text:s/>0.0s</text:p>
      <text:p text:style-name="P13"><text:s/>=&gt; [4/4] COPY webapp.py ./ <text:s text:c="170"/>0.0s</text:p>
      <text:p text:style-name="P13"><text:s/>=&gt; exporting to image <text:s text:c="175"/>0.0s</text:p>
      <text:p text:style-name="P13"><text:s/>=&gt; =&gt; exporting layers <text:s text:c="174"/>0.0s</text:p>
      <text:p text:style-name="P13"><text:s/>=&gt; =&gt; writing image sha256:b76317757013021156f282a7701b813360864db0e8bcf28967a82d655d5ee9d6 <text:s text:c="105"/>0.0s</text:p>
      <text:p text:style-name="P13"><text:s/>=&gt; =&gt; naming to docker.io/library/my-flask-app <text:s text:c="150"/>0.0s</text:p>
      <text:p text:style-name="P13">micheal@MicBerd:~/k8s-demo$ sudo docker run -p 5000:5000 my-flask-app</text:p>
      <text:p text:style-name="P13"><text:s/>* Serving Flask app 'webapp'</text:p>
      <text:p text:style-name="P13"><text:s/>* Debug mode: off</text:p>
      <text:p text:style-name="P13">WARNING: This is a development server. Do not use it in a production deployment. Use a production WSGI server instead.</text:p>
      <text:p text:style-name="P13"><text:s/>* Running on all addresses (0.0.0.0)</text:p>
      <text:p text:style-name="P13"><text:s/>* Running on http://127.0.0.1:5000</text:p>
      <text:p text:style-name="P13"><text:s/>* Running on http://172.17.0.2:5000</text:p>
      <text:p text:style-name="P13">Press CTRL+C to quit</text:p>
      <text:p text:style-name="P13">172.17.0.1 - - [21/Mar/2025 14:16:28] "GET / HTTP/1.1" 200 -</text:p>
      <text:p text:style-name="P13">172.17.0.1 - - [21/Mar/2025 14:16:29] "GET / HTTP/1.1" 200 -</text:p>
      <text:p text:style-name="P13">172.17.0.1 - - [21/Mar/2025 14:16:29] "GET / HTTP/1.1" 200 -</text:p>
      <text:p text:style-name="P13">172.17.0.1 - - [21/Mar/2025 14:16:29] "GET / HTTP/1.1" 200 -</text:p>
      <text:p text:style-name="P13">172.17.0.1 - - [21/Mar/2025 14:16:29] "GET / HTTP/1.1" 200 -</text:p>
      <text:p text:style-name="P13">172.17.0.1 - - [21/Mar/2025 14:16:30] "GET / HTTP/1.1" 200 -</text:p>
      <text:p text:style-name="P13">172.17.0.1 - - [21/Mar/2025 14:16:30] "GET / HTTP/1.1" 200 -</text:p>
      <text:p text:style-name="P13">172.17.0.1 - - [21/Mar/2025 14:16:30] "GET / HTTP/1.1" 200 -</text:p>
      <text:p text:style-name="P13">172.17.0.1 - - [21/Mar/2025 14:16:30] "GET / HTTP/1.1" 200 -</text:p>
      <text:p text:style-name="P13">172.17.0.1 - - [21/Mar/2025 14:16:31] "GET / HTTP/1.1" 200 -</text:p>
      <text:p text:style-name="P13">172.17.0.1 - - [21/Mar/2025 14:16:37] "GET /ping HTTP/1.1" 200 -</text:p>
      <text:p text:style-name="P13">^[[A^[[B^[[Bmicheal@MicBerd:~/k8s-demo$ </text:p>
      <text:p text:style-name="P13"><text:soft-page-break/>micheal@MicBerd:~/k8s-demo$ sudo docker build -t my-flask-app .</text:p>
      <text:p text:style-name="P13">[+] Building 1.3s (9/9) FINISHED <text:s text:c="155"/>docker:default</text:p>
      <text:p text:style-name="P13"><text:s/>=&gt; [internal] load build definition from Dockerfile <text:s text:c="145"/>0.0s</text:p>
      <text:p text:style-name="P13"><text:s/>=&gt; =&gt; transferring dockerfile: 383B <text:s text:c="161"/>0.0s</text:p>
      <text:p text:style-name="P13"><text:s/>=&gt; [internal] load metadata for docker.io/library/python:3.7-slim <text:s text:c="131"/>1.3s</text:p>
      <text:p text:style-name="P13"><text:s/>=&gt; [internal] load .dockerignore <text:s text:c="164"/>0.0s</text:p>
      <text:p text:style-name="P13"><text:s/>=&gt; =&gt; transferring context: 2B <text:s text:c="166"/>0.0s</text:p>
      <text:p text:style-name="P13"><text:s/>=&gt; [1/4] FROM docker.io/library/python:3.7-slim@sha256:b53f496ca43e5af6994f8e316cf03af31050bf7944e0e4a308ad86c001cf028b <text:s text:c="77"/>0.0s</text:p>
      <text:p text:style-name="P13"><text:s/>=&gt; [internal] load build context <text:s text:c="164"/>0.0s</text:p>
      <text:p text:style-name="P13"><text:s/>=&gt; =&gt; transferring context: 31B <text:s text:c="165"/>0.0s</text:p>
      <text:p text:style-name="P13"><text:s/>=&gt; CACHED [2/4] WORKDIR /app <text:s text:c="168"/>0.0s</text:p>
      <text:p text:style-name="P13"><text:s/>=&gt; CACHED [3/4] RUN pip install pipenv &amp;&amp; <text:s text:c="2"/>apt-get update &amp;&amp; <text:s text:c="2"/>apt-get install -y --no-install-recommends gcc python3-dev libssl-dev &amp;&amp; <text:s text:c="2"/>pip3 install flask &amp;&amp; <text:s text:c="2"/>apt-get remove -y gcc python3-de <text:s/>0.0s</text:p>
      <text:p text:style-name="P13"><text:s/>=&gt; CACHED [4/4] COPY webapp.py ./ <text:s text:c="163"/>0.0s</text:p>
      <text:p text:style-name="P13"><text:s/>=&gt; exporting to image <text:s text:c="175"/>0.0s</text:p>
      <text:p text:style-name="P13"><text:s/>=&gt; =&gt; exporting layers <text:s text:c="174"/>0.0s</text:p>
      <text:p text:style-name="P13"><text:s/>=&gt; =&gt; writing image sha256:b76317757013021156f282a7701b813360864db0e8bcf28967a82d655d5ee9d6 <text:s text:c="105"/>0.0s</text:p>
      <text:p text:style-name="P13"><text:soft-page-break/><text:s/>=&gt; =&gt; naming to docker.io/library/my-flask-app <text:s text:c="150"/>0.0s</text:p>
      <text:p text:style-name="P13">micheal@MicBerd:~/k8s-demo$ sudo docker run -p 5000:5000 my-flask-app</text:p>
      <text:p text:style-name="P13"><text:s/>* Serving Flask app 'webapp'</text:p>
      <text:p text:style-name="P13"><text:s/>* Debug mode: off</text:p>
      <text:p text:style-name="P13">WARNING: This is a development server. Do not use it in a production deployment. Use a production WSGI server instead.</text:p>
      <text:p text:style-name="P13"><text:s/>* Running on all addresses (0.0.0.0)</text:p>
      <text:p text:style-name="P13"><text:s/>* Running on http://127.0.0.1:5000</text:p>
      <text:p text:style-name="P13"><text:s/>* Running on http://172.17.0.2:5000</text:p>
      <text:p text:style-name="P13">Press CTRL+C to quit</text:p>
      <text:p text:style-name="P13">172.17.0.1 - - [21/Mar/2025 14:19:08] "GET /ping HTTP/1.1" 200 -</text:p>
      <text:p text:style-name="P13">172.17.0.1 - - [21/Mar/2025 14:19:12] "GET / HTTP/1.1" 200 -</text:p>
      <text:p text:style-name="P13">172.17.0.1 - - [21/Mar/2025 14:19:14] "GET / HTTP/1.1" 200 -</text:p>
      <text:p text:style-name="P13">172.17.0.1 - - [21/Mar/2025 14:19:15] "GET / HTTP/1.1" 200 -</text:p>
      <text:p text:style-name="P13">172.17.0.1 - - [21/Mar/2025 14:19:15] "GET / HTTP/1.1" 200 -</text:p>
      <text:p text:style-name="P13">172.17.0.1 - - [21/Mar/2025 14:19:15] "GET / HTTP/1.1" 200 -</text:p>
      <text:p text:style-name="P13">172.17.0.1 - - [21/Mar/2025 14:19:16] "GET / HTTP/1.1" 200 -</text:p>
      <text:p text:style-name="P13">172.17.0.1 - - [21/Mar/2025 14:19:16] "GET / HTTP/1.1" 200 -</text:p>
      <text:p text:style-name="P13">172.17.0.1 - - [21/Mar/2025 14:19:16] "GET / HTTP/1.1" 200 -</text:p>
      <text:p text:style-name="P13">172.17.0.1 - - [21/Mar/2025 14:19:16] "GET / HTTP/1.1" 200 -</text:p>
      <text:p text:style-name="P13">172.17.0.1 - - [21/Mar/2025 14:19:16] "GET / HTTP/1.1" 200 -</text:p>
      <text:p text:style-name="P13">172.17.0.1 - - [21/Mar/2025 14:19:17] "GET / HTTP/1.1" 200 -</text:p>
      <text:p text:style-name="P13">172.17.0.1 - - [21/Mar/2025 14:19:44] "GET /tasks HTTP/1.1" 404 -</text:p>
      <text:p text:style-name="P13">172.17.0.1 - - [21/Mar/2025 14:19:57] "GET /tasks HTTP/1.1" 404 -</text:p>
      <text:p text:style-name="P13">172.17.0.1 - - [21/Mar/2025 14:20:35] "POST /tasks HTTP/1.1" 404 -</text:p>
      <text:p text:style-name="P13"><text:tab/>^Cmicheal@MicBerd:~/k8s-demo$ </text:p>
      <text:p text:style-name="P13">micheal@MicBerd:~/k8s-demo$ </text:p>
      <text:p text:style-name="P13">micheal@MicBerd:~/k8s-demo$ </text:p>
      <text:p text:style-name="P13">micheal@MicBerd:~/k8s-demo$ sudo docker build -t my-flask-app .</text:p>
      <text:p text:style-name="P13">[+] Building 2.8s (9/9) FINISHED <text:s text:c="155"/>docker:default</text:p>
      <text:p text:style-name="P13"><text:s/>=&gt; [internal] load build definition from Dockerfile <text:s text:c="145"/>0.0s</text:p>
      <text:p text:style-name="P13"><text:soft-page-break/><text:s/>=&gt; =&gt; transferring dockerfile: 383B <text:s text:c="161"/>0.0s</text:p>
      <text:p text:style-name="P13"><text:s/>=&gt; [internal] load metadata for docker.io/library/python:3.7-slim <text:s text:c="131"/>2.7s</text:p>
      <text:p text:style-name="P13"><text:s/>=&gt; [internal] load .dockerignore <text:s text:c="164"/>0.0s</text:p>
      <text:p text:style-name="P13"><text:s/>=&gt; =&gt; transferring context: 2B <text:s text:c="166"/>0.0s</text:p>
      <text:p text:style-name="P13"><text:s/>=&gt; [1/4] FROM docker.io/library/python:3.7-slim@sha256:b53f496ca43e5af6994f8e316cf03af31050bf7944e0e4a308ad86c001cf028b <text:s text:c="77"/>0.0s</text:p>
      <text:p text:style-name="P13"><text:s/>=&gt; [internal] load build context <text:s text:c="164"/>0.0s</text:p>
      <text:p text:style-name="P13"><text:s/>=&gt; =&gt; transferring context: 1.38kB <text:s text:c="162"/>0.0s</text:p>
      <text:p text:style-name="P13"><text:s/>=&gt; CACHED [2/4] WORKDIR /app <text:s text:c="168"/>0.0s</text:p>
      <text:p text:style-name="P13"><text:s/>=&gt; CACHED [3/4] RUN pip install pipenv &amp;&amp; <text:s text:c="2"/>apt-get update &amp;&amp; <text:s text:c="2"/>apt-get install -y --no-install-recommends gcc python3-dev libssl-dev &amp;&amp; <text:s text:c="2"/>pip3 install flask &amp;&amp; <text:s text:c="2"/>apt-get remove -y gcc python3-de <text:s/>0.0s</text:p>
      <text:p text:style-name="P13"><text:s/>=&gt; [4/4] COPY webapp.py ./ <text:s text:c="170"/>0.0s</text:p>
      <text:p text:style-name="P13"><text:s/>=&gt; exporting to image <text:s text:c="175"/>0.0s</text:p>
      <text:p text:style-name="P13"><text:s/>=&gt; =&gt; exporting layers <text:s text:c="174"/>0.0s</text:p>
      <text:p text:style-name="P13"><text:s/>=&gt; =&gt; writing image sha256:02c916573e284607ebc307e56df0ff80cb17ec8fc1bd9f822030f5fab5cd8cde <text:s text:c="105"/>0.0s</text:p>
      <text:p text:style-name="P13"><text:s/>=&gt; =&gt; naming to docker.io/library/my-flask-app <text:s text:c="150"/>0.0s</text:p>
      <text:p text:style-name="P13">micheal@MicBerd:~/k8s-demo$ sudo docker run -p 5000:5000 my-flask-app</text:p>
      <text:p text:style-name="P13"><text:s/>* Serving Flask app 'webapp'</text:p>
      <text:p text:style-name="P13"><text:s/>* Debug mode: on</text:p>
      <text:p text:style-name="P13"><text:soft-page-break/>WARNING: This is a development server. Do not use it in a production deployment. Use a production WSGI server instead.</text:p>
      <text:p text:style-name="P13"><text:s/>* Running on all addresses (0.0.0.0)</text:p>
      <text:p text:style-name="P13"><text:s/>* Running on http://127.0.0.1:5000</text:p>
      <text:p text:style-name="P13"><text:s/>* Running on http://172.17.0.2:5000</text:p>
      <text:p text:style-name="P13">Press CTRL+C to quit</text:p>
      <text:p text:style-name="P13"><text:s/>* Restarting with stat</text:p>
      <text:p text:style-name="P13"><text:s/>* Debugger is active!</text:p>
      <text:p text:style-name="P13"><text:s/>* Debugger PIN: 861-938-483</text:p>
      <text:p text:style-name="P13">172.17.0.1 - - [21/Mar/2025 14:23:52] "GET /tasks HTTP/1.1" 200 -</text:p>
      <text:p text:style-name="P13">172.17.0.1 - - [21/Mar/2025 14:23:57] "GET / HTTP/1.1" 200 -</text:p>
      <text:p text:style-name="P13">172.17.0.1 - - [21/Mar/2025 14:24:18] "GET /tasks HTTP/1.1" 200 -</text:p>
      <text:p text:style-name="P13">172.17.0.1 - - [21/Mar/2025 14:24:21] "POST /tasks HTTP/1.1" 201 -</text:p>
      <text:p text:style-name="P13">172.17.0.1 - - [21/Mar/2025 14:24:30] "GET /tasks HTTP/1.1" 200 -</text:p>
      <text:p text:style-name="P13">172.17.0.1 - - [21/Mar/2025 14:24:38] "GET /tasks HTTP/1.1" 200 -</text:p>
      <text:p text:style-name="P13">172.17.0.1 - - [21/Mar/2025 14:25:09] "PUT /tasks/1 HTTP/1.1" 200 -</text:p>
      <text:p text:style-name="P13">172.17.0.1 - - [21/Mar/2025 14:25:14] "GET /tasks HTTP/1.1" 200 -</text:p>
      <text:p text:style-name="P13">172.17.0.1 - - [21/Mar/2025 14:25:28] "DELETE /tasks/1 HTTP/1.1" 200 -</text:p>
      <text:p text:style-name="P13">172.17.0.1 - - [21/Mar/2025 14:25:34] "GET /tasks HTTP/1.1" 200 -</text:p>
      <text:p text:style-name="P15">webapp.py</text:p>
      <text:p text:style-name="P11"/>
      <text:p text:style-name="P11">from flask import Flask, request, jsonify</text:p>
      <text:p text:style-name="P11"/>
      <text:p text:style-name="P11">app = Flask(__name__)</text:p>
      <text:p text:style-name="P11"/>
      <text:p text:style-name="P11"># In-memory task storage (you can replace this with a database later)</text:p>
      <text:p text:style-name="P11">tasks = []</text:p>
      <text:p text:style-name="P11">task_id_counter = 1</text:p>
      <text:p text:style-name="P11"/>
      <text:p text:style-name="P11">@app.route("/")</text:p>
      <text:p text:style-name="P11">def home():</text:p>
      <text:p text:style-name="P11"><text:s text:c="4"/>return "Welcome to the Task Manager API!"</text:p>
      <text:p text:style-name="P11"/>
      <text:p text:style-name="P11">@app.route("/tasks", methods=["GET"])</text:p>
      <text:p text:style-name="P11">def get_tasks():</text:p>
      <text:p text:style-name="P11"><text:s text:c="4"/>return jsonify(tasks)</text:p>
      <text:p text:style-name="P11"/>
      <text:p text:style-name="P11">@app.route("/tasks", methods=["POST"])</text:p>
      <text:p text:style-name="P11">def add_task():</text:p>
      <text:p text:style-name="P11"><text:s text:c="4"/>global task_id_counter</text:p>
      <text:p text:style-name="P11"><text:s text:c="4"/>data = request.json</text:p>
      <text:p text:style-name="P11"><text:s text:c="4"/>if not data or "task" not in data:</text:p>
      <text:p text:style-name="P11"><text:s text:c="8"/>return jsonify({"error": "Task content is required"}), 400</text:p>
      <text:p text:style-name="P11"><text:s text:c="4"/>task = {"id": task_id_counter, "task": data["task"], "done": False}</text:p>
      <text:p text:style-name="P11"><text:s text:c="4"/>tasks.append(task)</text:p>
      <text:p text:style-name="P11"><text:s text:c="4"/>task_id_counter += 1</text:p>
      <text:p text:style-name="P11"><text:s text:c="4"/>return jsonify(task), 201</text:p>
      <text:p text:style-name="P11"/>
      <text:p text:style-name="P11">@app.route("/tasks/&lt;int:task_id&gt;", methods=["PUT"])</text:p>
      <text:p text:style-name="P11">def update_task(task_id):</text:p>
      <text:p text:style-name="P11"><text:s text:c="4"/>data = request.json</text:p>
      <text:p text:style-name="P11"><text:s text:c="4"/>for task in tasks:</text:p>
      <text:p text:style-name="P11"><text:s text:c="8"/>if task["id"] == task_id:</text:p>
      <text:p text:style-name="P11"><text:s text:c="12"/>task["task"] = data.get("task", task["task"])</text:p>
      <text:p text:style-name="P11"><text:soft-page-break/><text:s text:c="12"/>task["done"] = data.get("done", task["done"])</text:p>
      <text:p text:style-name="P11"><text:s text:c="12"/>return jsonify(task)</text:p>
      <text:p text:style-name="P11"><text:s text:c="4"/>return jsonify({"error": "Task not found"}), 404</text:p>
      <text:p text:style-name="P11"/>
      <text:p text:style-name="P11">@app.route("/tasks/&lt;int:task_id&gt;", methods=["DELETE"])</text:p>
      <text:p text:style-name="P11">def delete_task(task_id):</text:p>
      <text:p text:style-name="P11"><text:s text:c="4"/>global tasks</text:p>
      <text:p text:style-name="P11"><text:s text:c="4"/>tasks = [task for task in tasks if task["id"] != task_id]</text:p>
      <text:p text:style-name="P11"><text:s text:c="4"/>return jsonify({"message": "Task deleted"}), 200</text:p>
      <text:p text:style-name="P11"/>
      <text:p text:style-name="P11">if __name__ == "__main__":</text:p>
      <text:p text:style-name="P11"><text:s text:c="4"/>app.run(host="0.0.0.0", port=5000, debug=True)</text:p>
      <text:p text:style-name="P14">micheal@MicBerd:~/k8s-demo$ curl http://127.0.0.1:5000/tasks</text:p>
      <text:p text:style-name="P13">[]</text:p>
      <text:p text:style-name="P13">micheal@MicBerd:~/k8s-demo$ curl -X POST http://127.0.0.1:5000/tasks -H "Content-Type: application/json" -d '{"task": "Complete Flask project"}'</text:p>
      <text:p text:style-name="P13">{</text:p>
      <text:p text:style-name="P13"><text:s text:c="2"/>"done": false,</text:p>
      <text:p text:style-name="P13"><text:s text:c="2"/>"id": 1,</text:p>
      <text:p text:style-name="P13"><text:s text:c="2"/>"task": "Complete Flask project"</text:p>
      <text:p text:style-name="P13">}</text:p>
      <text:p text:style-name="P13">micheal@MicBerd:~/k8s-demo$ curl http://127.0.0.1:5000/tasks</text:p>
      <text:p text:style-name="P13">[</text:p>
      <text:p text:style-name="P13"><text:s text:c="2"/>{</text:p>
      <text:p text:style-name="P13"><text:s text:c="4"/>"done": false,</text:p>
      <text:p text:style-name="P13"><text:s text:c="4"/>"id": 1,</text:p>
      <text:p text:style-name="P13"><text:s text:c="4"/>"task": "Complete Flask project"</text:p>
      <text:p text:style-name="P13"><text:s text:c="2"/>}</text:p>
      <text:p text:style-name="P13">]</text:p>
      <text:p text:style-name="P13">micheal@MicBerd:~/k8s-demo$ curl -X PUT http://127.0.0.1:5000/tasks/1 -H "Content-Type: application/json" -d '{"done": true}'</text:p>
      <text:p text:style-name="P13">{</text:p>
      <text:p text:style-name="P13"><text:s text:c="2"/>"done": true,</text:p>
      <text:p text:style-name="P13"><text:s text:c="2"/>"id": 1,</text:p>
      <text:p text:style-name="P13"><text:s text:c="2"/>"task": "Complete Flask project"</text:p>
      <text:p text:style-name="P13">}</text:p>
      <text:p text:style-name="P13">micheal@MicBerd:~/k8s-demo$ curl http://127.0.0.1:5000/tasks</text:p>
      <text:p text:style-name="P13">[</text:p>
      <text:p text:style-name="P13"><text:s text:c="2"/>{</text:p>
      <text:p text:style-name="P13"><text:s text:c="4"/>"done": true,</text:p>
      <text:p text:style-name="P13"><text:s text:c="4"/>"id": 1,</text:p>
      <text:p text:style-name="P13"><text:s text:c="4"/>"task": "Complete Flask project"</text:p>
      <text:p text:style-name="P13"><text:s text:c="2"/>}</text:p>
      <text:p text:style-name="P13">]</text:p>
      <text:p text:style-name="P13">micheal@MicBerd:~/k8s-demo$ curl -X DELETE http://127.0.0.1:5000/tasks/1</text:p>
      <text:p text:style-name="P13">{</text:p>
      <text:p text:style-name="P13"><text:s text:c="2"/>"message": "Task deleted"</text:p>
      <text:p text:style-name="P13"><text:soft-page-break/>}</text:p>
      <text:p text:style-name="P13">micheal@MicBerd:~/k8s-demo$ curl http://127.0.0.1:5000/tasks</text:p>
      <text:p text:style-name="P13">[]</text:p>
      <text:p text:style-name="P13">micheal@MicBerd:~/k8s-demo$ </text:p>
      <text:h text:style-name="P2" text:outline-level="1"><text:span text:style-name="Strong_20_Emphasis">Kubernetes Commands Documentation</text:span></text:h>
      <text:h text:style-name="P3" text:outline-level="2"><text:span text:style-name="Strong_20_Emphasis">1. Applying Kubernetes Resources</text:span></text:h>
      <text:h text:style-name="P5" text:outline-level="3"><text:span text:style-name="Strong_20_Emphasis">Command:</text:span></text:h>
      <text:p text:style-name="P7">bash</text:p>
      <text:p text:style-name="P7">CopyEdit</text:p>
      <text:p text:style-name="P8"><text:span text:style-name="Source_20_Text">sudo kubectl apply -f job.yaml</text:span></text:p>
      <text:h text:style-name="P5" text:outline-level="3"><text:span text:style-name="Strong_20_Emphasis">Explanation:</text:span></text:h>
      <text:list xml:id="list2446099132" text:style-name="L1">
        <text:list-item>
          <text:p text:style-name="P16">This command applies the <text:span text:style-name="Source_20_Text">job.yaml</text:span> configuration file to create a <text:span text:style-name="Strong_20_Emphasis">Kubernetes Job</text:span>. </text:p>
        </text:list-item>
        <text:list-item>
          <text:p text:style-name="P17">A <text:span text:style-name="Strong_20_Emphasis">Job</text:span> ensures that a pod runs a specified task to completion. </text:p>
        </text:list-item>
      </text:list>
      <text:p text:style-name="P1"/>
      <text:h text:style-name="P3" text:outline-level="2"><text:span text:style-name="Strong_20_Emphasis">2. Listing Kubernetes Jobs</text:span></text:h>
      <text:h text:style-name="P5" text:outline-level="3"><text:span text:style-name="Strong_20_Emphasis">Command:</text:span></text:h>
      <text:p text:style-name="P7">bash</text:p>
      <text:p text:style-name="P7">CopyEdit</text:p>
      <text:p text:style-name="P8"><text:span text:style-name="Source_20_Text">sudo kubectl get jobs</text:span></text:p>
      <text:h text:style-name="P5" text:outline-level="3"><text:span text:style-name="Strong_20_Emphasis">Explanation:</text:span></text:h>
      <text:list xml:id="list4167465167" text:style-name="L2">
        <text:list-item>
          <text:p text:style-name="P18">Displays all the Kubernetes <text:span text:style-name="Strong_20_Emphasis">Job</text:span> resources in the current namespace. </text:p>
        </text:list-item>
        <text:list-item>
          <text:p text:style-name="P19">Shows job name, status (Running/Completed/Failed), completions, duration, and age. </text:p>
        </text:list-item>
      </text:list>
      <text:p text:style-name="P1"/>
      <text:h text:style-name="P3" text:outline-level="2"><text:span text:style-name="Strong_20_Emphasis">3. Fetching Logs from a Kubernetes Job</text:span></text:h>
      <text:h text:style-name="P5" text:outline-level="3"><text:span text:style-name="Strong_20_Emphasis">Command:</text:span></text:h>
      <text:p text:style-name="P7">bash</text:p>
      <text:p text:style-name="P7">CopyEdit</text:p>
      <text:p text:style-name="P8"><text:span text:style-name="Source_20_Text">sudo kubectl logs hello-job</text:span></text:p>
      <text:h text:style-name="P5" text:outline-level="3"><text:soft-page-break/><text:span text:style-name="Strong_20_Emphasis">Issue Faced:</text:span></text:h>
      <text:list xml:id="list3929725817" text:style-name="L3">
        <text:list-item>
          <text:p text:style-name="P20"><text:span text:style-name="Strong_20_Emphasis">Error:</text:span> <text:span text:style-name="Source_20_Text">pods "hello-job" not found in namespace "default"</text:span> </text:p>
        </text:list-item>
        <text:list-item>
          <text:p text:style-name="P21">Jobs create temporary pods that get a random suffix. The correct way is to get the pod name using: </text:p>
          <text:p text:style-name="P9">bash</text:p>
          <text:p text:style-name="P9">CopyEdit</text:p>
          <text:p text:style-name="P10"><text:span text:style-name="Source_20_Text">sudo kubectl get pods</text:span></text:p>
          <text:p text:style-name="P21">Then fetch logs using: </text:p>
          <text:p text:style-name="P9">bash</text:p>
          <text:p text:style-name="P9">CopyEdit</text:p>
          <text:p text:style-name="P10"><text:span text:style-name="Source_20_Text">sudo kubectl logs &lt;pod-name&gt;</text:span></text:p>
        </text:list-item>
      </text:list>
      <text:h text:style-name="P5" text:outline-level="3"><text:span text:style-name="Strong_20_Emphasis">Corrected Command:</text:span></text:h>
      <text:p text:style-name="P7">bash</text:p>
      <text:p text:style-name="P7">CopyEdit</text:p>
      <text:p text:style-name="P8"><text:span text:style-name="Source_20_Text">sudo kubectl logs hello-job-x5v9m</text:span></text:p>
      <text:h text:style-name="P5" text:outline-level="3"><text:span text:style-name="Strong_20_Emphasis">Output:</text:span></text:h>
      <text:p text:style-name="P7">csharp</text:p>
      <text:p text:style-name="P7">CopyEdit</text:p>
      <text:p text:style-name="P8"><text:span text:style-name="Source_20_Text">Hello SSN from Kubernetes</text:span></text:p>
      <text:h text:style-name="P4" text:outline-level="3"><text:span text:style-name="Strong_20_Emphasis">1. Docker Image Build &amp; Listing</text:span></text:h>
      <text:p text:style-name="P7">bash</text:p>
      <text:p text:style-name="P7">CopyEdit</text:p>
      <text:p text:style-name="P8"><text:span text:style-name="Source_20_Text">sudo docker build -t my-flask-app .</text:span></text:p>
      <text:list xml:id="list3305841026" text:style-name="L4">
        <text:list-item>
          <text:p text:style-name="P22">This command builds a <text:span text:style-name="Strong_20_Emphasis">Docker image</text:span> from the <text:span text:style-name="Source_20_Text">Dockerfile</text:span> in the current directory and tags it as <text:span text:style-name="Source_20_Text">my-flask-app</text:span>. </text:p>
        </text:list-item>
        <text:list-item>
          <text:p text:style-name="P22"><text:span text:style-name="Source_20_Text">-t my-flask-app</text:span>: Assigns the name <text:span text:style-name="Source_20_Text">my-flask-app</text:span> to the image. </text:p>
        </text:list-item>
        <text:list-item>
          <text:p text:style-name="P23"><text:span text:style-name="Source_20_Text">.</text:span> (dot) refers to the <text:span text:style-name="Strong_20_Emphasis">current directory</text:span> as the build context. </text:p>
        </text:list-item>
      </text:list>
      <text:p text:style-name="P7">bash</text:p>
      <text:p text:style-name="P7">CopyEdit</text:p>
      <text:p text:style-name="P8"><text:span text:style-name="Source_20_Text">sudo docker images</text:span></text:p>
      <text:list xml:id="list4120953541" text:style-name="L5">
        <text:list-item>
          <text:p text:style-name="P24"><text:soft-page-break/>Lists all <text:span text:style-name="Strong_20_Emphasis">Docker images</text:span> available on the system. </text:p>
        </text:list-item>
        <text:list-item>
          <text:p text:style-name="P25">Displays <text:span text:style-name="Strong_20_Emphasis">repository name, tag, image ID, creation time, and size</text:span>. </text:p>
        </text:list-item>
      </text:list>
      <text:p text:style-name="P1"/>
      <text:h text:style-name="P5" text:outline-level="3"><text:span text:style-name="Strong_20_Emphasis">2. Running a Docker Container</text:span></text:h>
      <text:p text:style-name="P7">bash</text:p>
      <text:p text:style-name="P7">CopyEdit</text:p>
      <text:p text:style-name="P8"><text:span text:style-name="Source_20_Text">sudo docker run -p 5000:5000 my-flask-app</text:span></text:p>
      <text:list xml:id="list2988061971" text:style-name="L6">
        <text:list-item>
          <text:p text:style-name="P26">Runs a <text:span text:style-name="Strong_20_Emphasis">container</text:span> from the <text:span text:style-name="Source_20_Text">my-flask-app</text:span> image. </text:p>
        </text:list-item>
        <text:list-item>
          <text:p text:style-name="P26"><text:span text:style-name="Source_20_Text">-p 5000:5000</text:span>: Maps port <text:span text:style-name="Strong_20_Emphasis">5000 of the container</text:span> to <text:span text:style-name="Strong_20_Emphasis">5000 of the host machine</text:span>. </text:p>
        </text:list-item>
        <text:list-item>
          <text:p text:style-name="P27">The Flask app starts running inside the container. </text:p>
        </text:list-item>
      </text:list>
      <text:p text:style-name="P1"/>
      <text:h text:style-name="P5" text:outline-level="3"><text:span text:style-name="Strong_20_Emphasis">3. Checking Running Containers</text:span></text:h>
      <text:p text:style-name="P7">bash</text:p>
      <text:p text:style-name="P7">CopyEdit</text:p>
      <text:p text:style-name="P8"><text:span text:style-name="Source_20_Text">sudo docker ps</text:span></text:p>
      <text:list xml:id="list4022427017" text:style-name="L7">
        <text:list-item>
          <text:p text:style-name="P28">Lists <text:span text:style-name="Strong_20_Emphasis">all running containers</text:span>. </text:p>
        </text:list-item>
        <text:list-item>
          <text:p text:style-name="P29">Displays container ID, image name, command used, status, ports, and container name. </text:p>
        </text:list-item>
      </text:list>
      <text:p text:style-name="P1"/>
      <text:h text:style-name="P5" text:outline-level="3"><text:span text:style-name="Strong_20_Emphasis">4. Kubernetes (K8s) Commands</text:span></text:h>
      <text:h text:style-name="P6" text:outline-level="4"><text:span text:style-name="Strong_20_Emphasis">4.1. Checking Minikube Status</text:span></text:h>
      <text:p text:style-name="P7">bash</text:p>
      <text:p text:style-name="P7">CopyEdit</text:p>
      <text:p text:style-name="P8"><text:span text:style-name="Source_20_Text">minikube status</text:span></text:p>
      <text:list xml:id="list2418466021" text:style-name="L8">
        <text:list-item>
          <text:p text:style-name="P30">Checks the <text:span text:style-name="Strong_20_Emphasis">status</text:span> of the Minikube cluster (whether it's running or stopped). </text:p>
        </text:list-item>
      </text:list>
      <text:h text:style-name="P6" text:outline-level="4"><text:span text:style-name="Strong_20_Emphasis">4.2. Starting Minikube Cluster</text:span></text:h>
      <text:p text:style-name="P7">bash</text:p>
      <text:p text:style-name="P7">CopyEdit</text:p>
      <text:p text:style-name="P8"><text:span text:style-name="Source_20_Text">minikube start</text:span></text:p>
      <text:list xml:id="list104919829" text:style-name="L9">
        <text:list-item>
          <text:p text:style-name="P31">Starts a <text:span text:style-name="Strong_20_Emphasis">Kubernetes cluster</text:span> using Minikube. </text:p>
        </text:list-item>
        <text:list-item>
          <text:p text:style-name="P32"><text:soft-page-break/>It creates a virtual machine (VM) with a Kubernetes <text:span text:style-name="Strong_20_Emphasis">master node and a single worker node</text:span>. </text:p>
        </text:list-item>
      </text:list>
      <text:h text:style-name="P6" text:outline-level="4"><text:span text:style-name="Strong_20_Emphasis">4.3. Deploying the Flask App in Kubernetes</text:span></text:h>
      <text:p text:style-name="P7">bash</text:p>
      <text:p text:style-name="P7">CopyEdit</text:p>
      <text:p text:style-name="P8"><text:span text:style-name="Source_20_Text">kubectl create deployment my-flask-app --image=my-flask-app</text:span></text:p>
      <text:list xml:id="list1328843448" text:style-name="L10">
        <text:list-item>
          <text:p text:style-name="P33">Creates a <text:span text:style-name="Strong_20_Emphasis">Kubernetes Deployment</text:span> named <text:span text:style-name="Source_20_Text">my-flask-app</text:span>. </text:p>
        </text:list-item>
        <text:list-item>
          <text:p text:style-name="P34">Uses the <text:span text:style-name="Strong_20_Emphasis">Docker image</text:span> <text:span text:style-name="Source_20_Text">my-flask-app</text:span> to create <text:span text:style-name="Strong_20_Emphasis">Pods</text:span>. </text:p>
        </text:list-item>
      </text:list>
      <text:h text:style-name="P6" text:outline-level="4"><text:span text:style-name="Strong_20_Emphasis">4.4. Exposing Deployment as a Service</text:span></text:h>
      <text:p text:style-name="P7">bash</text:p>
      <text:p text:style-name="P7">CopyEdit</text:p>
      <text:p text:style-name="P8"><text:span text:style-name="Source_20_Text">kubectl expose deployment my-flask-app --type=NodePort --port=5000</text:span></text:p>
      <text:list xml:id="list4006863670" text:style-name="L11">
        <text:list-item>
          <text:p text:style-name="P35">Exposes the <text:span text:style-name="Strong_20_Emphasis">deployment</text:span> <text:span text:style-name="Source_20_Text">my-flask-app</text:span> as a <text:span text:style-name="Strong_20_Emphasis">service</text:span> in Kubernetes. </text:p>
        </text:list-item>
        <text:list-item>
          <text:p text:style-name="P35"><text:span text:style-name="Source_20_Text">--type=NodePort</text:span>: Makes the service accessible on a port on the node. </text:p>
        </text:list-item>
        <text:list-item>
          <text:p text:style-name="P36"><text:span text:style-name="Source_20_Text">--port=5000</text:span>: Maps the <text:span text:style-name="Strong_20_Emphasis">internal service port</text:span> to <text:span text:style-name="Strong_20_Emphasis">5000</text:span>. </text:p>
        </text:list-item>
      </text:list>
      <text:h text:style-name="P6" text:outline-level="4"><text:span text:style-name="Strong_20_Emphasis">4.5. Checking Running Pods</text:span></text:h>
      <text:p text:style-name="P7">bash</text:p>
      <text:p text:style-name="P7">CopyEdit</text:p>
      <text:p text:style-name="P8"><text:span text:style-name="Source_20_Text">kubectl get pods</text:span></text:p>
      <text:list xml:id="list3227586195" text:style-name="L12">
        <text:list-item>
          <text:p text:style-name="P37">Lists all <text:span text:style-name="Strong_20_Emphasis">running Pods</text:span> in the cluster. </text:p>
        </text:list-item>
        <text:list-item>
          <text:p text:style-name="P38">Displays pod names, status, restart count, and age. </text:p>
        </text:list-item>
      </text:list>
      <text:h text:style-name="P6" text:outline-level="4"><text:span text:style-name="Strong_20_Emphasis">4.6. Checking Services</text:span></text:h>
      <text:p text:style-name="P7">bash</text:p>
      <text:p text:style-name="P7">CopyEdit</text:p>
      <text:p text:style-name="P8"><text:span text:style-name="Source_20_Text">kubectl get services</text:span></text:p>
      <text:list xml:id="list2412707888" text:style-name="L13">
        <text:list-item>
          <text:p text:style-name="P39">Lists all <text:span text:style-name="Strong_20_Emphasis">services</text:span> running in the cluster. </text:p>
        </text:list-item>
        <text:list-item>
          <text:p text:style-name="P40">Displays service names, type, cluster IP, external IP, and ports. </text:p>
        </text:list-item>
      </text:list>
      <text:h text:style-name="P6" text:outline-level="4"><text:span text:style-name="Strong_20_Emphasis">4.7. Accessing the Flask App via Minikube</text:span></text:h>
      <text:p text:style-name="P7">bash</text:p>
      <text:p text:style-name="P7">CopyEdit</text:p>
      <text:p text:style-name="P8"><text:soft-page-break/><text:span text:style-name="Source_20_Text">minikube service my-flask-app --url</text:span></text:p>
      <text:list xml:id="list2765288258" text:style-name="L14">
        <text:list-item>
          <text:p text:style-name="P41">Gets the <text:span text:style-name="Strong_20_Emphasis">URL</text:span> where the <text:span text:style-name="Source_20_Text">my-flask-app</text:span> service is exposed. </text:p>
        </text:list-item>
        <text:list-item>
          <text:p text:style-name="P42">Allows accessing the Flask app running inside Kubernetes. </text:p>
        </text:list-item>
      </text:list>
      <text:p text:style-name="P1"/>
      <text:h text:style-name="P5" text:outline-level="3"><text:span text:style-name="Strong_20_Emphasis">5. Stopping and Cleaning Up</text:span></text:h>
      <text:h text:style-name="P6" text:outline-level="4"><text:span text:style-name="Strong_20_Emphasis">5.1. Deleting the Deployment</text:span></text:h>
      <text:p text:style-name="P7">bash</text:p>
      <text:p text:style-name="P7">CopyEdit</text:p>
      <text:p text:style-name="P8"><text:span text:style-name="Source_20_Text">kubectl delete deployment my-flask-app</text:span></text:p>
      <text:list xml:id="list2792000964" text:style-name="L15">
        <text:list-item>
          <text:p text:style-name="P43">Deletes the <text:span text:style-name="Strong_20_Emphasis">deployment</text:span> named <text:span text:style-name="Source_20_Text">my-flask-app</text:span>, removing the <text:span text:style-name="Strong_20_Emphasis">Pods</text:span>. </text:p>
        </text:list-item>
      </text:list>
      <text:h text:style-name="P6" text:outline-level="4"><text:span text:style-name="Strong_20_Emphasis">5.2. Deleting the Service</text:span></text:h>
      <text:p text:style-name="P7">bash</text:p>
      <text:p text:style-name="P7">CopyEdit</text:p>
      <text:p text:style-name="P8"><text:span text:style-name="Source_20_Text">kubectl delete service my-flask-app</text:span></text:p>
      <text:list xml:id="list2885097781" text:style-name="L16">
        <text:list-item>
          <text:p text:style-name="P44">Deletes the <text:span text:style-name="Strong_20_Emphasis">service</text:span> named <text:span text:style-name="Source_20_Text">my-flask-app</text:span>, stopping external access. </text:p>
        </text:list-item>
      </text:list>
      <text:h text:style-name="P6" text:outline-level="4"><text:span text:style-name="Strong_20_Emphasis">5.3. Stopping Minikube</text:span></text:h>
      <text:p text:style-name="P7">bash</text:p>
      <text:p text:style-name="P7">CopyEdit</text:p>
      <text:p text:style-name="P8"><text:span text:style-name="Source_20_Text">minikube stop</text:span></text:p>
      <text:list xml:id="list1324883053" text:style-name="L17">
        <text:list-item>
          <text:p text:style-name="P45">Stops the <text:span text:style-name="Strong_20_Emphasis">Minikube cluster</text:span>, freeing up resources. </text:p>
        </text:list-item>
      </text:list>
      <text:h text:style-name="P6" text:outline-level="4"><text:span text:style-name="Strong_20_Emphasis">5.4. Deleting Minikube Cluster</text:span></text:h>
      <text:p text:style-name="P7">bash</text:p>
      <text:p text:style-name="P7">CopyEdit</text:p>
      <text:p text:style-name="P8"><text:span text:style-name="Source_20_Text">minikube delete</text:span></text:p>
      <text:list xml:id="list1884694710" text:style-name="L18">
        <text:list-item>
          <text:p text:style-name="P46">Completely removes the <text:span text:style-name="Strong_20_Emphasis">Minikube cluster</text:span> and its configurations. </text:p>
        </text:list-item>
      </text:list>
      <text:p text:style-name="P1"/>
      <text:h text:style-name="P3" text:outline-level="2"><text:soft-page-break/><text:span text:style-name="Strong_20_Emphasis">Summary of Kubernetes Workflow</text:span></text:h>
      <text:list xml:id="list2075595334" text:style-name="L19">
        <text:list-item>
          <text:p text:style-name="P47"><text:span text:style-name="Strong_20_Emphasis">Start Minikube</text:span> (<text:span text:style-name="Source_20_Text">minikube start</text:span>) </text:p>
        </text:list-item>
        <text:list-item>
          <text:p text:style-name="P47"><text:span text:style-name="Strong_20_Emphasis">Build Docker Image</text:span> (<text:span text:style-name="Source_20_Text">docker build -t my-flask-app .</text:span>) </text:p>
        </text:list-item>
        <text:list-item>
          <text:p text:style-name="P47"><text:span text:style-name="Strong_20_Emphasis">Deploy Flask App in Kubernetes</text:span> (<text:span text:style-name="Source_20_Text">kubectl create deployment my-flask-app --image=my-flask-app</text:span>) </text:p>
        </text:list-item>
        <text:list-item>
          <text:p text:style-name="P47"><text:span text:style-name="Strong_20_Emphasis">Expose the App as a Service</text:span> (<text:span text:style-name="Source_20_Text">kubectl expose deployment my-flask-app --type=NodePort --port=5000</text:span>) </text:p>
        </text:list-item>
        <text:list-item>
          <text:p text:style-name="P47"><text:span text:style-name="Strong_20_Emphasis">Check Services &amp; Pods</text:span> (<text:span text:style-name="Source_20_Text">kubectl get services</text:span> and <text:span text:style-name="Source_20_Text">kubectl get pods</text:span>) </text:p>
        </text:list-item>
        <text:list-item>
          <text:p text:style-name="P47"><text:span text:style-name="Strong_20_Emphasis">Access the App</text:span> (<text:span text:style-name="Source_20_Text">minikube service my-flask-app --url</text:span>) </text:p>
        </text:list-item>
        <text:list-item>
          <text:p text:style-name="P48"><text:span text:style-name="Strong_20_Emphasis">Stop &amp; Clean Up</text:span> (<text:span text:style-name="Source_20_Text">kubectl delete deployment my-flask-app</text:span>, <text:span text:style-name="Source_20_Text">kubectl delete service my-flask-app</text:span>, <text:span text:style-name="Source_20_Text">minikube stop</text:span>) </text:p>
        </text:list-item>
      </text:list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5:07:52.767239164</meta:creation-date>
    <dc:date>2025-03-21T20:05:33.363484040</dc:date>
    <meta:editing-duration>PT28M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7" meta:paragraph-count="913" meta:word-count="4971" meta:character-count="57771" meta:non-whitespace-character-count="38865"/>
  </office:meta>
</office:document-meta>
</file>